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3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9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  <style:map style:condition="cell-content()=&quot;u&quot;" style:apply-style-name="unknown" style:base-cell-address="Mapa.C2"/>
      <style:map style:condition="cell-content()=&quot;c&quot;" style:apply-style-name="candle" style:base-cell-address="Mapa.C2"/>
      <style:map style:condition="cell-content()=&quot;b&quot;" style:apply-style-name="barrier" style:base-cell-address="Mapa.C2"/>
      <style:map style:condition="cell-content()=&quot;I&quot;" style:apply-style-name="interesting" style:base-cell-address="Mapa.C2"/>
      <style:map style:condition="cell-content()=&quot;d&quot;" style:apply-style-name="Bez_20_názvu4" style:base-cell-address="Mapa.C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9" style:family="table-cell" style:parent-style-name="Accent_20_1">
      <style:table-cell-properties style:text-align-source="fix" style:repeat-content="false" style:vertical-align="middle"/>
      <style:paragraph-properties fo:text-align="center" fo:margin-left="0mm"/>
      <style:map style:condition="cell-content()=64" style:apply-style-name="Bez_20_názvu2" style:base-cell-address="Mapa.O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ystu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ioda L(us)</text:p>
          </table:table-cell>
          <table:table-cell office:value-type="string" calcext:value-type="string">
            <text:p>Perioda R(us)</text:p>
          </table:table-cell>
          <table:table-cell table:number-columns-repeated="5"/>
        </table:table-row>
        <table:table-row table:style-name="ro1">
          <table:table-cell table:formula="of:=8500" office:value-type="float" office:value="8500" calcext:value-type="float">
            <text:p>8500</text:p>
          </table:table-cell>
          <table:table-cell table:formula="of:=11000-2500" office:value-type="float" office:value="8500" calcext:value-type="float">
            <text:p>8500</text:p>
          </table:table-cell>
          <table:table-cell/>
          <table:table-cell table:formula="of:=(([.A3]+[.B3])/([.A3]-[.B3]))*([.D8]/2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formula="of:=[.A2]/1000000" office:value-type="float" office:value="0.0085" calcext:value-type="float">
            <text:p>0.0085</text:p>
          </table:table-cell>
          <table:table-cell table:formula="of:=[.B2]/1000000" office:value-type="float" office:value="0.0085" calcext:value-type="float">
            <text:p>0.008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avg</text:p>
          </table:table-cell>
          <table:table-cell table:number-columns-repeated="6"/>
        </table:table-row>
        <table:table-row table:style-name="ro1">
          <table:table-cell table:formula="of:=([.A2]*[.B2])/([.B2]-[.A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lomer kola</text:p>
          </table:table-cell>
          <table:table-cell office:value-type="string" calcext:value-type="string">
            <text:p>rozteč k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4" calcext:value-type="float">
            <text:p>0.044</text:p>
          </table:table-cell>
          <table:table-cell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ekvence</text:p>
          </table:table-cell>
          <table:table-cell office:value-type="string" calcext:value-type="string">
            <text:p>kroky </text:p>
          </table:table-cell>
          <table:table-cell office:value-type="string" calcext:value-type="string">
            <text:p>rychlost L</text:p>
          </table:table-cell>
          <table:table-cell office:value-type="string" calcext:value-type="string">
            <text:p>Rychlost R</text:p>
          </table:table-cell>
          <table:table-cell/>
        </table:table-row>
        <table:table-row table:style-name="ro1">
          <table:table-cell table:number-columns-repeated="2"/>
          <table:table-cell table:formula="of:=1000000/([.A2])" office:value-type="float" office:value="117.647058823529" calcext:value-type="float">
            <text:p>117.647058823529</text:p>
          </table:table-cell>
          <table:table-cell office:value-type="float" office:value="200" calcext:value-type="float">
            <text:p>200</text:p>
          </table:table-cell>
          <table:table-cell table:style-name="ce2" table:formula="of:=COM.MICROSOFT.CONCAT (ROUND([.C10]*[.D14]; 5); &quot; m/s&quot;)" office:value-type="string" office:string-value="0.16262 m/s" calcext:value-type="string">
            <text:p>0.16262 m/s</text:p>
          </table:table-cell>
          <table:table-cell table:formula="of:=COM.MICROSOFT.CONCAT (ROUND([.$C$12]*[.$D14]; 5); &quot; m/s&quot;)" office:value-type="string" office:string-value="0.16262 m/s" calcext:value-type="string">
            <text:p>0.16262 m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kvence 2</text:p>
          </table:table-cell>
          <table:table-cell office:value-type="string" calcext:value-type="string">
            <text:p>delka kola</text:p>
          </table:table-cell>
          <table:table-cell office:value-type="string" calcext:value-type="string">
            <text:p>úhlová rychl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000000/([.B2])" office:value-type="float" office:value="117.647058823529" calcext:value-type="float">
            <text:p>117.647058823529</text:p>
          </table:table-cell>
          <table:table-cell table:formula="of:=2*[.$C$8]*[.$C$14]" office:value-type="float" office:value="0.276460153515902" calcext:value-type="float">
            <text:p>0.276460153515902</text:p>
          </table:table-cell>
          <table:table-cell table:style-name="ce2" table:formula="of:=COM.MICROSOFT.CONCAT(ROUND(([.C14]*[.C8]*([.B3]-[.A3]))/([.D10]*[.A3]*[.B3]*[.D8]); 4); &quot; rad/s&quot;)" office:value-type="string" office:string-value="0 rad/s" calcext:value-type="string">
            <text:p>0 rad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office:value-type="string" calcext:value-type="string">
            <text:p>delka na krok</text:p>
          </table:table-cell>
          <table:table-cell office:value-type="string" calcext:value-type="string">
            <text:p>polomě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I()" office:value-type="float" office:value="3.14159265358979" calcext:value-type="float">
            <text:p>3.14159265358979</text:p>
          </table:table-cell>
          <table:table-cell table:formula="of:=[.D12]/[.D10]" office:value-type="float" office:value="0.00138230076757951" calcext:value-type="float">
            <text:p>0.00138230076758</text:p>
          </table:table-cell>
          <table:table-cell table:formula="of:=((MIN(ABS([$ciste_promenne.$A$2]); ABS([$ciste_promenne.$B$2]))/[$ciste_promenne.$A$4]) + (MAX(ABS([$ciste_promenne.$A$2]); ABS([$ciste_promenne.$B$2]))/[$ciste_promenne.$A$4])) / 2" office:value-type="string" office:string-value="" calcext:value-type="error">
            <text:p>#DIV/0!</text:p>
          </table:table-cell>
          <table:table-cell table:formula="of:=(MAX(ABS([$ciste_promenne.$A$2]); ABS([$ciste_promenne.$B$2]))/[$ciste_promenne.$A$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table:formula="of:=[.E14]/2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jeta vzdalenost</text:p>
          </table:table-cell>
          <table:table-cell office:value-type="string" calcext:value-type="string">
            <text:p>čas k 2 PI</text:p>
          </table:table-cell>
          <table:table-cell office:value-type="string" calcext:value-type="string">
            <text:p>ujeta vzdalen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D17]*[$ciste_promenne.A2]" office:value-type="string" office:string-value="" calcext:value-type="error">
            <text:p>#DIV/0!</text:p>
          </table:table-cell>
          <table:table-cell table:formula="of:=([.C14]*2)/[$ciste_promenne.A4]" office:value-type="string" office:string-value="" calcext:value-type="error">
            <text:p>#DIV/0!</text:p>
          </table:table-cell>
          <table:table-cell table:formula="of:=[.D17]*[$ciste_promenne.B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olomer stackex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omer 2</text:p>
          </table:table-cell>
          <table:table-cell office:value-type="string" calcext:value-type="string">
            <text:p>Polomer 3</text:p>
          </table:table-cell>
          <table:table-cell office:value-type="string" calcext:value-type="string">
            <text:p>rychlost v kruhu (m/s)</text:p>
          </table:table-cell>
          <table:table-cell/>
          <table:table-cell table:formula="of:=(([$ciste_promenne.A2]+[$ciste_promenne.B2])/([$ciste_promenne.A2]-[$ciste_promenne.B2]))*([.D8]/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C17]/(2*[.C14])" office:value-type="string" office:string-value="" calcext:value-type="error">
            <text:p>#DIV/0!</text:p>
          </table:table-cell>
          <table:table-cell table:formula="of:=[.E17]/(2*[.C14])" office:value-type="string" office:string-value="" calcext:value-type="error">
            <text:p>#DIV/0!</text:p>
          </table:table-cell>
          <table:table-cell table:formula="of:=[$ciste_promenne.A4]*[.G1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9]+[.D19]" office:value-type="string" office:string-value="" calcext:value-type="error">
            <text:p>#DIV/0!</text:p>
          </table:table-cell>
          <table:table-cell table:formula="of:=[.C20]/4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formula="of:=([.A2]+[.B2])/6" office:value-type="float" office:value="2833.33333333333" calcext:value-type="float">
            <text:p>2833.33333333333</text:p>
          </table:table-cell>
          <table:table-cell table:number-columns-repeated="3"/>
          <table:table-cell office:value-type="string" calcext:value-type="string">
            <text:p>povolená rychlost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QRT([.G18]*9.81*0.5)" office:value-type="string" office:string-value="" calcext:value-type="error">
            <text:p>#DIV/0!</text:p>
          </table:table-cell>
          <table:table-cell table:number-columns-repeated="2"/>
        </table:table-row>
      </table:table>
      <table:table table:name="ciste_promenne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ychlost L a R</text:p>
          </table:table-cell>
          <table:covered-table-cell/>
        </table:table-row>
        <table:table-row table:style-name="ro1">
          <table:table-cell table:formula="of:=[Vystup.C10]*[Vystup.D14]" office:value-type="float" office:value="0.162623619715236" calcext:value-type="float">
            <text:p>0.162623619715236</text:p>
          </table:table-cell>
          <table:table-cell table:formula="of:=[Vystup.$C$12]*[Vystup.$D14]" office:value-type="float" office:value="0.162623619715236" calcext:value-type="float">
            <text:p>0.162623619715236</text:p>
          </table:table-cell>
        </table:table-row>
        <table:table-row table:style-name="ro1">
          <table:table-cell office:value-type="string" calcext:value-type="string">
            <text:p>úhlová rychlost</text:p>
          </table:table-cell>
          <table:table-cell office:value-type="string" calcext:value-type="string">
            <text:p>poloměr</text:p>
          </table:table-cell>
        </table:table-row>
        <table:table-row table:style-name="ro1">
          <table:table-cell table:formula="of:=([Vystup.C14]*[Vystup.C8]*([Vystup.B3]-[Vystup.A3]))/([Vystup.D10]*[Vystup.A3]*[Vystup.B3]*[Vystup.D8])" office:value-type="float" office:value="0" calcext:value-type="float">
            <text:p>0</text:p>
          </table:table-cell>
          <table:table-cell table:formula="of:=(MIN(ABS([$ciste_promenne.A2]); ABS([$ciste_promenne.B2]))/[$ciste_promenne.A4])+([$Vystup.D8]/2)" office:value-type="string" office:string-value="" calcext:value-type="error">
            <text:p>#DIV/0!</text:p>
          </table:table-cell>
        </table:table-row>
      </table:table>
      <table:table table:name="Mapa" table:style-name="ta1">
        <table:table-column table:style-name="co5" table:number-columns-repeated="1024" table:default-cell-style-name="Default"/>
        <table:table-row table:style-name="ro2">
          <table:table-cell table:number-columns-repeated="14"/>
          <table:table-cell table:style-name="Accent_20_1" table:number-columns-repeated="10"/>
          <table:table-cell table:number-columns-repeated="1000"/>
        </table:table-row>
        <table:table-row table:style-name="ro3">
          <table:table-cell table:number-columns-repeated="2"/>
          <table:table-cell table:number-columns-repeated="10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2]=&quot;u&quot;; [.$AA$12]; IF([.C2]=&quot;c&quot;; [.$AA$13]; IF([.C2]=&quot;b&quot;; [.$AA$14]; IF([.C2]=&quot;d&quot;; [.$AA$11]; IF([.C2]=&quot;I&quot;; [.$AA$15]; 64)))))" office:value-type="float" office:value="128" calcext:value-type="float">
            <text:p>128</text:p>
          </table:table-cell>
          <table:table-cell table:style-name="ce9" table:formula="of:=IF([.D2]=&quot;u&quot;; [.$AA$12]; IF([.D2]=&quot;c&quot;; [.$AA$13]; IF([.D2]=&quot;b&quot;; [.$AA$14]; IF([.D2]=&quot;d&quot;; [.$AA$11]; IF([.D2]=&quot;I&quot;; [.$AA$15]; 64)))))" office:value-type="float" office:value="128" calcext:value-type="float">
            <text:p>128</text:p>
          </table:table-cell>
          <table:table-cell table:style-name="ce9" table:formula="of:=IF([.E2]=&quot;u&quot;; [.$AA$12]; IF([.E2]=&quot;c&quot;; [.$AA$13]; IF([.E2]=&quot;b&quot;; [.$AA$14]; IF([.E2]=&quot;d&quot;; [.$AA$11]; IF([.E2]=&quot;I&quot;; [.$AA$15]; 64)))))" office:value-type="float" office:value="128" calcext:value-type="float">
            <text:p>128</text:p>
          </table:table-cell>
          <table:table-cell table:style-name="ce9" table:formula="of:=IF([.F2]=&quot;u&quot;; [.$AA$12]; IF([.F2]=&quot;c&quot;; [.$AA$13]; IF([.F2]=&quot;b&quot;; [.$AA$14]; IF([.F2]=&quot;d&quot;; [.$AA$11]; IF([.F2]=&quot;I&quot;; [.$AA$15]; 64)))))" office:value-type="float" office:value="128" calcext:value-type="float">
            <text:p>128</text:p>
          </table:table-cell>
          <table:table-cell table:style-name="ce9" table:formula="of:=IF([.G2]=&quot;u&quot;; [.$AA$12]; IF([.G2]=&quot;c&quot;; [.$AA$13]; IF([.G2]=&quot;b&quot;; [.$AA$14]; IF([.G2]=&quot;d&quot;; [.$AA$11]; IF([.G2]=&quot;I&quot;; [.$AA$15]; 64)))))" office:value-type="float" office:value="128" calcext:value-type="float">
            <text:p>128</text:p>
          </table:table-cell>
          <table:table-cell table:style-name="ce9" table:formula="of:=IF([.H2]=&quot;u&quot;; [.$AA$12]; IF([.H2]=&quot;c&quot;; [.$AA$13]; IF([.H2]=&quot;b&quot;; [.$AA$14]; IF([.H2]=&quot;d&quot;; [.$AA$11]; IF([.H2]=&quot;I&quot;; [.$AA$15]; 64)))))" office:value-type="float" office:value="128" calcext:value-type="float">
            <text:p>128</text:p>
          </table:table-cell>
          <table:table-cell table:style-name="ce9" table:formula="of:=IF([.I2]=&quot;u&quot;; [.$AA$12]; IF([.I2]=&quot;c&quot;; [.$AA$13]; IF([.I2]=&quot;b&quot;; [.$AA$14]; IF([.I2]=&quot;d&quot;; [.$AA$11]; IF([.I2]=&quot;I&quot;; [.$AA$15]; 64)))))" office:value-type="float" office:value="128" calcext:value-type="float">
            <text:p>128</text:p>
          </table:table-cell>
          <table:table-cell table:style-name="ce9" table:formula="of:=IF([.J2]=&quot;u&quot;; [.$AA$12]; IF([.J2]=&quot;c&quot;; [.$AA$13]; IF([.J2]=&quot;b&quot;; [.$AA$14]; IF([.J2]=&quot;d&quot;; [.$AA$11]; IF([.J2]=&quot;I&quot;; [.$AA$15]; 64)))))" office:value-type="float" office:value="128" calcext:value-type="float">
            <text:p>128</text:p>
          </table:table-cell>
          <table:table-cell table:style-name="ce9" table:formula="of:=IF([.K2]=&quot;u&quot;; [.$AA$12]; IF([.K2]=&quot;c&quot;; [.$AA$13]; IF([.K2]=&quot;b&quot;; [.$AA$14]; IF([.K2]=&quot;d&quot;; [.$AA$11]; IF([.K2]=&quot;I&quot;; [.$AA$15]; 64)))))" office:value-type="float" office:value="128" calcext:value-type="float">
            <text:p>128</text:p>
          </table:table-cell>
          <table:table-cell table:style-name="ce9" table:formula="of:=IF([.L2]=&quot;u&quot;; [.$AA$12]; IF([.L2]=&quot;c&quot;; [.$AA$13]; IF([.L2]=&quot;b&quot;; [.$AA$14]; IF([.L2]=&quot;d&quot;; [.$AA$11]; IF([.L2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320" calcext:value-type="float">
            <text:p>320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448" calcext:value-type="float">
            <text:p>448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448" calcext:value-type="float">
            <text:p>448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448" calcext:value-type="float">
            <text:p>448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379" calcext:value-type="float">
            <text:p>379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379" calcext:value-type="float">
            <text:p>379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379" calcext:value-type="float">
            <text:p>379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448" calcext:value-type="float">
            <text:p>448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448" calcext:value-type="float">
            <text:p>448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320" calcext:value-type="float">
            <text:p>32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5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3]=&quot;u&quot;; [.$AA$12]; IF([.C3]=&quot;c&quot;; [.$AA$13]; IF([.C3]=&quot;b&quot;; [.$AA$14]; IF([.C3]=&quot;d&quot;; [.$AA$11]; IF([.C3]=&quot;I&quot;; [.$AA$15]; 64)))))" office:value-type="float" office:value="128" calcext:value-type="float">
            <text:p>128</text:p>
          </table:table-cell>
          <table:table-cell table:style-name="ce9" table:formula="of:=IF([.D3]=&quot;u&quot;; [.$AA$12]; IF([.D3]=&quot;c&quot;; [.$AA$13]; IF([.D3]=&quot;b&quot;; [.$AA$14]; IF([.D3]=&quot;d&quot;; [.$AA$11]; IF([.D3]=&quot;I&quot;; [.$AA$15]; 64)))))" office:value-type="float" office:value="128" calcext:value-type="float">
            <text:p>128</text:p>
          </table:table-cell>
          <table:table-cell table:style-name="ce9" table:formula="of:=IF([.E3]=&quot;u&quot;; [.$AA$12]; IF([.E3]=&quot;c&quot;; [.$AA$13]; IF([.E3]=&quot;b&quot;; [.$AA$14]; IF([.E3]=&quot;d&quot;; [.$AA$11]; IF([.E3]=&quot;I&quot;; [.$AA$15]; 64)))))" office:value-type="float" office:value="128" calcext:value-type="float">
            <text:p>128</text:p>
          </table:table-cell>
          <table:table-cell table:style-name="ce9" table:formula="of:=IF([.F3]=&quot;u&quot;; [.$AA$12]; IF([.F3]=&quot;c&quot;; [.$AA$13]; IF([.F3]=&quot;b&quot;; [.$AA$14]; IF([.F3]=&quot;d&quot;; [.$AA$11]; IF([.F3]=&quot;I&quot;; [.$AA$15]; 64)))))" office:value-type="float" office:value="128" calcext:value-type="float">
            <text:p>128</text:p>
          </table:table-cell>
          <table:table-cell table:style-name="ce9" table:formula="of:=IF([.G3]=&quot;u&quot;; [.$AA$12]; IF([.G3]=&quot;c&quot;; [.$AA$13]; IF([.G3]=&quot;b&quot;; [.$AA$14]; IF([.G3]=&quot;d&quot;; [.$AA$11]; IF([.G3]=&quot;I&quot;; [.$AA$15]; 64)))))" office:value-type="float" office:value="128" calcext:value-type="float">
            <text:p>128</text:p>
          </table:table-cell>
          <table:table-cell table:style-name="ce9" table:formula="of:=IF([.H3]=&quot;u&quot;; [.$AA$12]; IF([.H3]=&quot;c&quot;; [.$AA$13]; IF([.H3]=&quot;b&quot;; [.$AA$14]; IF([.H3]=&quot;d&quot;; [.$AA$11]; IF([.H3]=&quot;I&quot;; [.$AA$15]; 64)))))" office:value-type="float" office:value="-10" calcext:value-type="float">
            <text:p>-10</text:p>
          </table:table-cell>
          <table:table-cell table:style-name="ce9" table:formula="of:=IF([.I3]=&quot;u&quot;; [.$AA$12]; IF([.I3]=&quot;c&quot;; [.$AA$13]; IF([.I3]=&quot;b&quot;; [.$AA$14]; IF([.I3]=&quot;d&quot;; [.$AA$11]; IF([.I3]=&quot;I&quot;; [.$AA$15]; 64)))))" office:value-type="float" office:value="128" calcext:value-type="float">
            <text:p>128</text:p>
          </table:table-cell>
          <table:table-cell table:style-name="ce9" table:formula="of:=IF([.J3]=&quot;u&quot;; [.$AA$12]; IF([.J3]=&quot;c&quot;; [.$AA$13]; IF([.J3]=&quot;b&quot;; [.$AA$14]; IF([.J3]=&quot;d&quot;; [.$AA$11]; IF([.J3]=&quot;I&quot;; [.$AA$15]; 64)))))" office:value-type="float" office:value="128" calcext:value-type="float">
            <text:p>128</text:p>
          </table:table-cell>
          <table:table-cell table:style-name="ce9" table:formula="of:=IF([.K3]=&quot;u&quot;; [.$AA$12]; IF([.K3]=&quot;c&quot;; [.$AA$13]; IF([.K3]=&quot;b&quot;; [.$AA$14]; IF([.K3]=&quot;d&quot;; [.$AA$11]; IF([.K3]=&quot;I&quot;; [.$AA$15]; 64)))))" office:value-type="float" office:value="128" calcext:value-type="float">
            <text:p>128</text:p>
          </table:table-cell>
          <table:table-cell table:style-name="ce9" table:formula="of:=IF([.L3]=&quot;u&quot;; [.$AA$12]; IF([.L3]=&quot;c&quot;; [.$AA$13]; IF([.L3]=&quot;b&quot;; [.$AA$14]; IF([.L3]=&quot;d&quot;; [.$AA$11]; IF([.L3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448" calcext:value-type="float">
            <text:p>448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640" calcext:value-type="float">
            <text:p>640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640" calcext:value-type="float">
            <text:p>640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640" calcext:value-type="float">
            <text:p>640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571" calcext:value-type="float">
            <text:p>571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433" calcext:value-type="float">
            <text:p>433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502" calcext:value-type="float">
            <text:p>502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571" calcext:value-type="float">
            <text:p>571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640" calcext:value-type="float">
            <text:p>640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448" calcext:value-type="float">
            <text:p>448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6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4]=&quot;u&quot;; [.$AA$12]; IF([.C4]=&quot;c&quot;; [.$AA$13]; IF([.C4]=&quot;b&quot;; [.$AA$14]; IF([.C4]=&quot;d&quot;; [.$AA$11]; IF([.C4]=&quot;I&quot;; [.$AA$15]; 64)))))" office:value-type="float" office:value="128" calcext:value-type="float">
            <text:p>128</text:p>
          </table:table-cell>
          <table:table-cell table:style-name="ce9" table:formula="of:=IF([.D4]=&quot;u&quot;; [.$AA$12]; IF([.D4]=&quot;c&quot;; [.$AA$13]; IF([.D4]=&quot;b&quot;; [.$AA$14]; IF([.D4]=&quot;d&quot;; [.$AA$11]; IF([.D4]=&quot;I&quot;; [.$AA$15]; 64)))))" office:value-type="float" office:value="128" calcext:value-type="float">
            <text:p>128</text:p>
          </table:table-cell>
          <table:table-cell table:style-name="ce9" table:formula="of:=IF([.E4]=&quot;u&quot;; [.$AA$12]; IF([.E4]=&quot;c&quot;; [.$AA$13]; IF([.E4]=&quot;b&quot;; [.$AA$14]; IF([.E4]=&quot;d&quot;; [.$AA$11]; IF([.E4]=&quot;I&quot;; [.$AA$15]; 64)))))" office:value-type="float" office:value="128" calcext:value-type="float">
            <text:p>128</text:p>
          </table:table-cell>
          <table:table-cell table:style-name="ce9" table:formula="of:=IF([.F4]=&quot;u&quot;; [.$AA$12]; IF([.F4]=&quot;c&quot;; [.$AA$13]; IF([.F4]=&quot;b&quot;; [.$AA$14]; IF([.F4]=&quot;d&quot;; [.$AA$11]; IF([.F4]=&quot;I&quot;; [.$AA$15]; 64)))))" office:value-type="float" office:value="128" calcext:value-type="float">
            <text:p>128</text:p>
          </table:table-cell>
          <table:table-cell table:style-name="ce9" table:formula="of:=IF([.G4]=&quot;u&quot;; [.$AA$12]; IF([.G4]=&quot;c&quot;; [.$AA$13]; IF([.G4]=&quot;b&quot;; [.$AA$14]; IF([.G4]=&quot;d&quot;; [.$AA$11]; IF([.G4]=&quot;I&quot;; [.$AA$15]; 64)))))" office:value-type="float" office:value="128" calcext:value-type="float">
            <text:p>128</text:p>
          </table:table-cell>
          <table:table-cell table:style-name="ce9" table:formula="of:=IF([.H4]=&quot;u&quot;; [.$AA$12]; IF([.H4]=&quot;c&quot;; [.$AA$13]; IF([.H4]=&quot;b&quot;; [.$AA$14]; IF([.H4]=&quot;d&quot;; [.$AA$11]; IF([.H4]=&quot;I&quot;; [.$AA$15]; 64)))))" office:value-type="float" office:value="128" calcext:value-type="float">
            <text:p>128</text:p>
          </table:table-cell>
          <table:table-cell table:style-name="ce9" table:formula="of:=IF([.I4]=&quot;u&quot;; [.$AA$12]; IF([.I4]=&quot;c&quot;; [.$AA$13]; IF([.I4]=&quot;b&quot;; [.$AA$14]; IF([.I4]=&quot;d&quot;; [.$AA$11]; IF([.I4]=&quot;I&quot;; [.$AA$15]; 64)))))" office:value-type="float" office:value="-10" calcext:value-type="float">
            <text:p>-10</text:p>
          </table:table-cell>
          <table:table-cell table:style-name="ce9" table:formula="of:=IF([.J4]=&quot;u&quot;; [.$AA$12]; IF([.J4]=&quot;c&quot;; [.$AA$13]; IF([.J4]=&quot;b&quot;; [.$AA$14]; IF([.J4]=&quot;d&quot;; [.$AA$11]; IF([.J4]=&quot;I&quot;; [.$AA$15]; 64)))))" office:value-type="float" office:value="128" calcext:value-type="float">
            <text:p>128</text:p>
          </table:table-cell>
          <table:table-cell table:style-name="ce9" table:formula="of:=IF([.K4]=&quot;u&quot;; [.$AA$12]; IF([.K4]=&quot;c&quot;; [.$AA$13]; IF([.K4]=&quot;b&quot;; [.$AA$14]; IF([.K4]=&quot;d&quot;; [.$AA$11]; IF([.K4]=&quot;I&quot;; [.$AA$15]; 64)))))" office:value-type="float" office:value="128" calcext:value-type="float">
            <text:p>128</text:p>
          </table:table-cell>
          <table:table-cell table:style-name="ce9" table:formula="of:=IF([.L4]=&quot;u&quot;; [.$AA$12]; IF([.L4]=&quot;c&quot;; [.$AA$13]; IF([.L4]=&quot;b&quot;; [.$AA$14]; IF([.L4]=&quot;d&quot;; [.$AA$11]; IF([.L4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448" calcext:value-type="float">
            <text:p>448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640" calcext:value-type="float">
            <text:p>640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640" calcext:value-type="float">
            <text:p>640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640" calcext:value-type="float">
            <text:p>640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571" calcext:value-type="float">
            <text:p>571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502" calcext:value-type="float">
            <text:p>502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433" calcext:value-type="float">
            <text:p>433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503" calcext:value-type="float">
            <text:p>503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572" calcext:value-type="float">
            <text:p>572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380" calcext:value-type="float">
            <text:p>38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8" table:style-name="ce3" office:value-type="string" calcext:value-type="string">
            <text:p>u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5]=&quot;u&quot;; [.$AA$12]; IF([.C5]=&quot;c&quot;; [.$AA$13]; IF([.C5]=&quot;b&quot;; [.$AA$14]; IF([.C5]=&quot;d&quot;; [.$AA$11]; IF([.C5]=&quot;I&quot;; [.$AA$15]; 64)))))" office:value-type="float" office:value="128" calcext:value-type="float">
            <text:p>128</text:p>
          </table:table-cell>
          <table:table-cell table:style-name="ce9" table:formula="of:=IF([.D5]=&quot;u&quot;; [.$AA$12]; IF([.D5]=&quot;c&quot;; [.$AA$13]; IF([.D5]=&quot;b&quot;; [.$AA$14]; IF([.D5]=&quot;d&quot;; [.$AA$11]; IF([.D5]=&quot;I&quot;; [.$AA$15]; 64)))))" office:value-type="float" office:value="128" calcext:value-type="float">
            <text:p>128</text:p>
          </table:table-cell>
          <table:table-cell table:style-name="ce9" table:formula="of:=IF([.E5]=&quot;u&quot;; [.$AA$12]; IF([.E5]=&quot;c&quot;; [.$AA$13]; IF([.E5]=&quot;b&quot;; [.$AA$14]; IF([.E5]=&quot;d&quot;; [.$AA$11]; IF([.E5]=&quot;I&quot;; [.$AA$15]; 64)))))" office:value-type="float" office:value="128" calcext:value-type="float">
            <text:p>128</text:p>
          </table:table-cell>
          <table:table-cell table:style-name="ce9" table:formula="of:=IF([.F5]=&quot;u&quot;; [.$AA$12]; IF([.F5]=&quot;c&quot;; [.$AA$13]; IF([.F5]=&quot;b&quot;; [.$AA$14]; IF([.F5]=&quot;d&quot;; [.$AA$11]; IF([.F5]=&quot;I&quot;; [.$AA$15]; 64)))))" office:value-type="float" office:value="128" calcext:value-type="float">
            <text:p>128</text:p>
          </table:table-cell>
          <table:table-cell table:style-name="ce9" table:formula="of:=IF([.G5]=&quot;u&quot;; [.$AA$12]; IF([.G5]=&quot;c&quot;; [.$AA$13]; IF([.G5]=&quot;b&quot;; [.$AA$14]; IF([.G5]=&quot;d&quot;; [.$AA$11]; IF([.G5]=&quot;I&quot;; [.$AA$15]; 64)))))" office:value-type="float" office:value="128" calcext:value-type="float">
            <text:p>128</text:p>
          </table:table-cell>
          <table:table-cell table:style-name="ce9" table:formula="of:=IF([.H5]=&quot;u&quot;; [.$AA$12]; IF([.H5]=&quot;c&quot;; [.$AA$13]; IF([.H5]=&quot;b&quot;; [.$AA$14]; IF([.H5]=&quot;d&quot;; [.$AA$11]; IF([.H5]=&quot;I&quot;; [.$AA$15]; 64)))))" office:value-type="float" office:value="128" calcext:value-type="float">
            <text:p>128</text:p>
          </table:table-cell>
          <table:table-cell table:style-name="ce9" table:formula="of:=IF([.I5]=&quot;u&quot;; [.$AA$12]; IF([.I5]=&quot;c&quot;; [.$AA$13]; IF([.I5]=&quot;b&quot;; [.$AA$14]; IF([.I5]=&quot;d&quot;; [.$AA$11]; IF([.I5]=&quot;I&quot;; [.$AA$15]; 64)))))" office:value-type="float" office:value="128" calcext:value-type="float">
            <text:p>128</text:p>
          </table:table-cell>
          <table:table-cell table:style-name="ce9" table:formula="of:=IF([.J5]=&quot;u&quot;; [.$AA$12]; IF([.J5]=&quot;c&quot;; [.$AA$13]; IF([.J5]=&quot;b&quot;; [.$AA$14]; IF([.J5]=&quot;d&quot;; [.$AA$11]; IF([.J5]=&quot;I&quot;; [.$AA$15]; 64)))))" office:value-type="float" office:value="128" calcext:value-type="float">
            <text:p>128</text:p>
          </table:table-cell>
          <table:table-cell table:style-name="ce9" table:formula="of:=IF([.K5]=&quot;u&quot;; [.$AA$12]; IF([.K5]=&quot;c&quot;; [.$AA$13]; IF([.K5]=&quot;b&quot;; [.$AA$14]; IF([.K5]=&quot;d&quot;; [.$AA$11]; IF([.K5]=&quot;I&quot;; [.$AA$15]; 64)))))" office:value-type="float" office:value="-64" calcext:value-type="float">
            <text:p>-64</text:p>
          </table:table-cell>
          <table:table-cell table:style-name="ce9" table:formula="of:=IF([.L5]=&quot;u&quot;; [.$AA$12]; IF([.L5]=&quot;c&quot;; [.$AA$13]; IF([.L5]=&quot;b&quot;; [.$AA$14]; IF([.L5]=&quot;d&quot;; [.$AA$11]; IF([.L5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448" calcext:value-type="float">
            <text:p>448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640" calcext:value-type="float">
            <text:p>640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640" calcext:value-type="float">
            <text:p>640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640" calcext:value-type="float">
            <text:p>640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640" calcext:value-type="float">
            <text:p>640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571" calcext:value-type="float">
            <text:p>571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502" calcext:value-type="float">
            <text:p>502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366" calcext:value-type="float">
            <text:p>366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243" calcext:value-type="float">
            <text:p>243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244" calcext:value-type="float">
            <text:p>24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7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6]=&quot;u&quot;; [.$AA$12]; IF([.C6]=&quot;c&quot;; [.$AA$13]; IF([.C6]=&quot;b&quot;; [.$AA$14]; IF([.C6]=&quot;d&quot;; [.$AA$11]; IF([.C6]=&quot;I&quot;; [.$AA$15]; 64)))))" office:value-type="float" office:value="128" calcext:value-type="float">
            <text:p>128</text:p>
          </table:table-cell>
          <table:table-cell table:style-name="ce9" table:formula="of:=IF([.D6]=&quot;u&quot;; [.$AA$12]; IF([.D6]=&quot;c&quot;; [.$AA$13]; IF([.D6]=&quot;b&quot;; [.$AA$14]; IF([.D6]=&quot;d&quot;; [.$AA$11]; IF([.D6]=&quot;I&quot;; [.$AA$15]; 64)))))" office:value-type="float" office:value="128" calcext:value-type="float">
            <text:p>128</text:p>
          </table:table-cell>
          <table:table-cell table:style-name="ce9" table:formula="of:=IF([.E6]=&quot;u&quot;; [.$AA$12]; IF([.E6]=&quot;c&quot;; [.$AA$13]; IF([.E6]=&quot;b&quot;; [.$AA$14]; IF([.E6]=&quot;d&quot;; [.$AA$11]; IF([.E6]=&quot;I&quot;; [.$AA$15]; 64)))))" office:value-type="float" office:value="128" calcext:value-type="float">
            <text:p>128</text:p>
          </table:table-cell>
          <table:table-cell table:style-name="ce9" table:formula="of:=IF([.F6]=&quot;u&quot;; [.$AA$12]; IF([.F6]=&quot;c&quot;; [.$AA$13]; IF([.F6]=&quot;b&quot;; [.$AA$14]; IF([.F6]=&quot;d&quot;; [.$AA$11]; IF([.F6]=&quot;I&quot;; [.$AA$15]; 64)))))" office:value-type="float" office:value="128" calcext:value-type="float">
            <text:p>128</text:p>
          </table:table-cell>
          <table:table-cell table:style-name="ce9" table:formula="of:=IF([.G6]=&quot;u&quot;; [.$AA$12]; IF([.G6]=&quot;c&quot;; [.$AA$13]; IF([.G6]=&quot;b&quot;; [.$AA$14]; IF([.G6]=&quot;d&quot;; [.$AA$11]; IF([.G6]=&quot;I&quot;; [.$AA$15]; 64)))))" office:value-type="float" office:value="128" calcext:value-type="float">
            <text:p>128</text:p>
          </table:table-cell>
          <table:table-cell table:style-name="ce9" table:formula="of:=IF([.H6]=&quot;u&quot;; [.$AA$12]; IF([.H6]=&quot;c&quot;; [.$AA$13]; IF([.H6]=&quot;b&quot;; [.$AA$14]; IF([.H6]=&quot;d&quot;; [.$AA$11]; IF([.H6]=&quot;I&quot;; [.$AA$15]; 64)))))" office:value-type="float" office:value="128" calcext:value-type="float">
            <text:p>128</text:p>
          </table:table-cell>
          <table:table-cell table:style-name="ce9" table:formula="of:=IF([.I6]=&quot;u&quot;; [.$AA$12]; IF([.I6]=&quot;c&quot;; [.$AA$13]; IF([.I6]=&quot;b&quot;; [.$AA$14]; IF([.I6]=&quot;d&quot;; [.$AA$11]; IF([.I6]=&quot;I&quot;; [.$AA$15]; 64)))))" office:value-type="float" office:value="128" calcext:value-type="float">
            <text:p>128</text:p>
          </table:table-cell>
          <table:table-cell table:style-name="ce9" table:formula="of:=IF([.J6]=&quot;u&quot;; [.$AA$12]; IF([.J6]=&quot;c&quot;; [.$AA$13]; IF([.J6]=&quot;b&quot;; [.$AA$14]; IF([.J6]=&quot;d&quot;; [.$AA$11]; IF([.J6]=&quot;I&quot;; [.$AA$15]; 64)))))" office:value-type="float" office:value="-10" calcext:value-type="float">
            <text:p>-10</text:p>
          </table:table-cell>
          <table:table-cell table:style-name="ce9" table:formula="of:=IF([.K6]=&quot;u&quot;; [.$AA$12]; IF([.K6]=&quot;c&quot;; [.$AA$13]; IF([.K6]=&quot;b&quot;; [.$AA$14]; IF([.K6]=&quot;d&quot;; [.$AA$11]; IF([.K6]=&quot;I&quot;; [.$AA$15]; 64)))))" office:value-type="float" office:value="-64" calcext:value-type="float">
            <text:p>-64</text:p>
          </table:table-cell>
          <table:table-cell table:style-name="ce9" table:formula="of:=IF([.L6]=&quot;u&quot;; [.$AA$12]; IF([.L6]=&quot;c&quot;; [.$AA$13]; IF([.L6]=&quot;b&quot;; [.$AA$14]; IF([.L6]=&quot;d&quot;; [.$AA$11]; IF([.L6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448" calcext:value-type="float">
            <text:p>448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640" calcext:value-type="float">
            <text:p>640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640" calcext:value-type="float">
            <text:p>640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640" calcext:value-type="float">
            <text:p>640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640" calcext:value-type="float">
            <text:p>640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571" calcext:value-type="float">
            <text:p>571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434" calcext:value-type="float">
            <text:p>434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161" calcext:value-type="float">
            <text:p>161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43" calcext:value-type="float">
            <text:p>43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6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7]=&quot;u&quot;; [.$AA$12]; IF([.C7]=&quot;c&quot;; [.$AA$13]; IF([.C7]=&quot;b&quot;; [.$AA$14]; IF([.C7]=&quot;d&quot;; [.$AA$11]; IF([.C7]=&quot;I&quot;; [.$AA$15]; 64)))))" office:value-type="float" office:value="128" calcext:value-type="float">
            <text:p>128</text:p>
          </table:table-cell>
          <table:table-cell table:style-name="ce9" table:formula="of:=IF([.D7]=&quot;u&quot;; [.$AA$12]; IF([.D7]=&quot;c&quot;; [.$AA$13]; IF([.D7]=&quot;b&quot;; [.$AA$14]; IF([.D7]=&quot;d&quot;; [.$AA$11]; IF([.D7]=&quot;I&quot;; [.$AA$15]; 64)))))" office:value-type="float" office:value="128" calcext:value-type="float">
            <text:p>128</text:p>
          </table:table-cell>
          <table:table-cell table:style-name="ce9" table:formula="of:=IF([.E7]=&quot;u&quot;; [.$AA$12]; IF([.E7]=&quot;c&quot;; [.$AA$13]; IF([.E7]=&quot;b&quot;; [.$AA$14]; IF([.E7]=&quot;d&quot;; [.$AA$11]; IF([.E7]=&quot;I&quot;; [.$AA$15]; 64)))))" office:value-type="float" office:value="128" calcext:value-type="float">
            <text:p>128</text:p>
          </table:table-cell>
          <table:table-cell table:style-name="ce9" table:formula="of:=IF([.F7]=&quot;u&quot;; [.$AA$12]; IF([.F7]=&quot;c&quot;; [.$AA$13]; IF([.F7]=&quot;b&quot;; [.$AA$14]; IF([.F7]=&quot;d&quot;; [.$AA$11]; IF([.F7]=&quot;I&quot;; [.$AA$15]; 64)))))" office:value-type="float" office:value="128" calcext:value-type="float">
            <text:p>128</text:p>
          </table:table-cell>
          <table:table-cell table:style-name="ce9" table:formula="of:=IF([.G7]=&quot;u&quot;; [.$AA$12]; IF([.G7]=&quot;c&quot;; [.$AA$13]; IF([.G7]=&quot;b&quot;; [.$AA$14]; IF([.G7]=&quot;d&quot;; [.$AA$11]; IF([.G7]=&quot;I&quot;; [.$AA$15]; 64)))))" office:value-type="float" office:value="128" calcext:value-type="float">
            <text:p>128</text:p>
          </table:table-cell>
          <table:table-cell table:style-name="ce9" table:formula="of:=IF([.H7]=&quot;u&quot;; [.$AA$12]; IF([.H7]=&quot;c&quot;; [.$AA$13]; IF([.H7]=&quot;b&quot;; [.$AA$14]; IF([.H7]=&quot;d&quot;; [.$AA$11]; IF([.H7]=&quot;I&quot;; [.$AA$15]; 64)))))" office:value-type="float" office:value="128" calcext:value-type="float">
            <text:p>128</text:p>
          </table:table-cell>
          <table:table-cell table:style-name="ce9" table:formula="of:=IF([.I7]=&quot;u&quot;; [.$AA$12]; IF([.I7]=&quot;c&quot;; [.$AA$13]; IF([.I7]=&quot;b&quot;; [.$AA$14]; IF([.I7]=&quot;d&quot;; [.$AA$11]; IF([.I7]=&quot;I&quot;; [.$AA$15]; 64)))))" office:value-type="float" office:value="-10" calcext:value-type="float">
            <text:p>-10</text:p>
          </table:table-cell>
          <table:table-cell table:style-name="ce9" table:formula="of:=IF([.J7]=&quot;u&quot;; [.$AA$12]; IF([.J7]=&quot;c&quot;; [.$AA$13]; IF([.J7]=&quot;b&quot;; [.$AA$14]; IF([.J7]=&quot;d&quot;; [.$AA$11]; IF([.J7]=&quot;I&quot;; [.$AA$15]; 64)))))" office:value-type="float" office:value="-64" calcext:value-type="float">
            <text:p>-64</text:p>
          </table:table-cell>
          <table:table-cell table:style-name="ce9" table:formula="of:=IF([.K7]=&quot;u&quot;; [.$AA$12]; IF([.K7]=&quot;c&quot;; [.$AA$13]; IF([.K7]=&quot;b&quot;; [.$AA$14]; IF([.K7]=&quot;d&quot;; [.$AA$11]; IF([.K7]=&quot;I&quot;; [.$AA$15]; 64)))))" office:value-type="float" office:value="-64" calcext:value-type="float">
            <text:p>-64</text:p>
          </table:table-cell>
          <table:table-cell table:style-name="ce9" table:formula="of:=IF([.L7]=&quot;u&quot;; [.$AA$12]; IF([.L7]=&quot;c&quot;; [.$AA$13]; IF([.L7]=&quot;b&quot;; [.$AA$14]; IF([.L7]=&quot;d&quot;; [.$AA$11]; IF([.L7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448" calcext:value-type="float">
            <text:p>448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640" calcext:value-type="float">
            <text:p>640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640" calcext:value-type="float">
            <text:p>640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640" calcext:value-type="float">
            <text:p>640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571" calcext:value-type="float">
            <text:p>571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434" calcext:value-type="float">
            <text:p>434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160" calcext:value-type="float">
            <text:p>160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-30" calcext:value-type="float">
            <text:p>-30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93" calcext:value-type="float">
            <text:p>-93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5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8]=&quot;u&quot;; [.$AA$12]; IF([.C8]=&quot;c&quot;; [.$AA$13]; IF([.C8]=&quot;b&quot;; [.$AA$14]; IF([.C8]=&quot;d&quot;; [.$AA$11]; IF([.C8]=&quot;I&quot;; [.$AA$15]; 64)))))" office:value-type="float" office:value="128" calcext:value-type="float">
            <text:p>128</text:p>
          </table:table-cell>
          <table:table-cell table:style-name="ce9" table:formula="of:=IF([.D8]=&quot;u&quot;; [.$AA$12]; IF([.D8]=&quot;c&quot;; [.$AA$13]; IF([.D8]=&quot;b&quot;; [.$AA$14]; IF([.D8]=&quot;d&quot;; [.$AA$11]; IF([.D8]=&quot;I&quot;; [.$AA$15]; 64)))))" office:value-type="float" office:value="128" calcext:value-type="float">
            <text:p>128</text:p>
          </table:table-cell>
          <table:table-cell table:style-name="ce9" table:formula="of:=IF([.E8]=&quot;u&quot;; [.$AA$12]; IF([.E8]=&quot;c&quot;; [.$AA$13]; IF([.E8]=&quot;b&quot;; [.$AA$14]; IF([.E8]=&quot;d&quot;; [.$AA$11]; IF([.E8]=&quot;I&quot;; [.$AA$15]; 64)))))" office:value-type="float" office:value="128" calcext:value-type="float">
            <text:p>128</text:p>
          </table:table-cell>
          <table:table-cell table:style-name="ce9" table:formula="of:=IF([.F8]=&quot;u&quot;; [.$AA$12]; IF([.F8]=&quot;c&quot;; [.$AA$13]; IF([.F8]=&quot;b&quot;; [.$AA$14]; IF([.F8]=&quot;d&quot;; [.$AA$11]; IF([.F8]=&quot;I&quot;; [.$AA$15]; 64)))))" office:value-type="float" office:value="128" calcext:value-type="float">
            <text:p>128</text:p>
          </table:table-cell>
          <table:table-cell table:style-name="ce9" table:formula="of:=IF([.G8]=&quot;u&quot;; [.$AA$12]; IF([.G8]=&quot;c&quot;; [.$AA$13]; IF([.G8]=&quot;b&quot;; [.$AA$14]; IF([.G8]=&quot;d&quot;; [.$AA$11]; IF([.G8]=&quot;I&quot;; [.$AA$15]; 64)))))" office:value-type="float" office:value="128" calcext:value-type="float">
            <text:p>128</text:p>
          </table:table-cell>
          <table:table-cell table:style-name="ce9" table:formula="of:=IF([.H8]=&quot;u&quot;; [.$AA$12]; IF([.H8]=&quot;c&quot;; [.$AA$13]; IF([.H8]=&quot;b&quot;; [.$AA$14]; IF([.H8]=&quot;d&quot;; [.$AA$11]; IF([.H8]=&quot;I&quot;; [.$AA$15]; 64)))))" office:value-type="float" office:value="-10" calcext:value-type="float">
            <text:p>-10</text:p>
          </table:table-cell>
          <table:table-cell table:style-name="ce9" table:formula="of:=IF([.I8]=&quot;u&quot;; [.$AA$12]; IF([.I8]=&quot;c&quot;; [.$AA$13]; IF([.I8]=&quot;b&quot;; [.$AA$14]; IF([.I8]=&quot;d&quot;; [.$AA$11]; IF([.I8]=&quot;I&quot;; [.$AA$15]; 64)))))" office:value-type="float" office:value="-64" calcext:value-type="float">
            <text:p>-64</text:p>
          </table:table-cell>
          <table:table-cell table:style-name="ce9" table:formula="of:=IF([.J8]=&quot;u&quot;; [.$AA$12]; IF([.J8]=&quot;c&quot;; [.$AA$13]; IF([.J8]=&quot;b&quot;; [.$AA$14]; IF([.J8]=&quot;d&quot;; [.$AA$11]; IF([.J8]=&quot;I&quot;; [.$AA$15]; 64)))))" office:value-type="float" office:value="-64" calcext:value-type="float">
            <text:p>-64</text:p>
          </table:table-cell>
          <table:table-cell table:style-name="ce9" table:formula="of:=IF([.K8]=&quot;u&quot;; [.$AA$12]; IF([.K8]=&quot;c&quot;; [.$AA$13]; IF([.K8]=&quot;b&quot;; [.$AA$14]; IF([.K8]=&quot;d&quot;; [.$AA$11]; IF([.K8]=&quot;I&quot;; [.$AA$15]; 64)))))" office:value-type="float" office:value="-64" calcext:value-type="float">
            <text:p>-64</text:p>
          </table:table-cell>
          <table:table-cell table:style-name="ce9" table:formula="of:=IF([.L8]=&quot;u&quot;; [.$AA$12]; IF([.L8]=&quot;c&quot;; [.$AA$13]; IF([.L8]=&quot;b&quot;; [.$AA$14]; IF([.L8]=&quot;d&quot;; [.$AA$11]; IF([.L8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320" calcext:value-type="float">
            <text:p>320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448" calcext:value-type="float">
            <text:p>448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448" calcext:value-type="float">
            <text:p>44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448" calcext:value-type="float">
            <text:p>448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379" calcext:value-type="float">
            <text:p>379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173" calcext:value-type="float">
            <text:p>173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-18" calcext:value-type="float">
            <text:p>-18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81" calcext:value-type="float">
            <text:p>-81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84" calcext:value-type="float">
            <text:p>-84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" table:formula="of:=([.Z2]-MIN([.$Z$2:.$AI$8]))/(MAX([.$Z$2:.$AI$8])-MIN([.$Z$2:.$AI$8]))*127" office:value-type="float" office:value="71.5566166439291" calcext:value-type="float">
            <text:p>71.5566166439291</text:p>
          </table:table-cell>
          <table:table-cell table:style-name="ce5" table:formula="of:=([.AA2]-MIN([.$Z$2:.$AI$8]))/(MAX([.$Z$2:.$AI$8])-MIN([.$Z$2:.$AI$8]))*127" office:value-type="float" office:value="93.7339699863574" calcext:value-type="float">
            <text:p>93.7339699863574</text:p>
          </table:table-cell>
          <table:table-cell table:style-name="ce5" table:formula="of:=([.AB2]-MIN([.$Z$2:.$AI$8]))/(MAX([.$Z$2:.$AI$8])-MIN([.$Z$2:.$AI$8]))*127" office:value-type="float" office:value="93.7339699863574" calcext:value-type="float">
            <text:p>93.7339699863574</text:p>
          </table:table-cell>
          <table:table-cell table:style-name="ce5" table:formula="of:=([.AC2]-MIN([.$Z$2:.$AI$8]))/(MAX([.$Z$2:.$AI$8])-MIN([.$Z$2:.$AI$8]))*127" office:value-type="float" office:value="93.7339699863574" calcext:value-type="float">
            <text:p>93.7339699863574</text:p>
          </table:table-cell>
          <table:table-cell table:style-name="ce5" table:formula="of:=([.AD2]-MIN([.$Z$2:.$AI$8]))/(MAX([.$Z$2:.$AI$8])-MIN([.$Z$2:.$AI$8]))*127" office:value-type="float" office:value="81.7789904502046" calcext:value-type="float">
            <text:p>81.7789904502046</text:p>
          </table:table-cell>
          <table:table-cell table:style-name="ce5" table:formula="of:=([.AE2]-MIN([.$Z$2:.$AI$8]))/(MAX([.$Z$2:.$AI$8])-MIN([.$Z$2:.$AI$8]))*127" office:value-type="float" office:value="81.7789904502046" calcext:value-type="float">
            <text:p>81.7789904502046</text:p>
          </table:table-cell>
          <table:table-cell table:style-name="ce5" table:formula="of:=([.AF2]-MIN([.$Z$2:.$AI$8]))/(MAX([.$Z$2:.$AI$8])-MIN([.$Z$2:.$AI$8]))*127" office:value-type="float" office:value="81.7789904502046" calcext:value-type="float">
            <text:p>81.7789904502046</text:p>
          </table:table-cell>
          <table:table-cell table:style-name="ce5" table:formula="of:=([.AG2]-MIN([.$Z$2:.$AI$8]))/(MAX([.$Z$2:.$AI$8])-MIN([.$Z$2:.$AI$8]))*127" office:value-type="float" office:value="93.7339699863574" calcext:value-type="float">
            <text:p>93.7339699863574</text:p>
          </table:table-cell>
          <table:table-cell table:style-name="ce5" table:formula="of:=([.AH2]-MIN([.$Z$2:.$AI$8]))/(MAX([.$Z$2:.$AI$8])-MIN([.$Z$2:.$AI$8]))*127" office:value-type="float" office:value="93.7339699863574" calcext:value-type="float">
            <text:p>93.7339699863574</text:p>
          </table:table-cell>
          <table:table-cell table:style-name="ce5" table:formula="of:=([.AI2]-MIN([.$Z$2:.$AI$8]))/(MAX([.$Z$2:.$AI$8])-MIN([.$Z$2:.$AI$8]))*127" office:value-type="float" office:value="71.5566166439291" calcext:value-type="float">
            <text:p>71.5566166439291</text:p>
          </table:table-cell>
          <table:table-cell table:number-columns-repeated="2"/>
          <table:table-cell table:style-name="ce10" table:formula="of:=[.Z2]+(SUM([.B10:.D10])+SUM([.B12:.D12])+[.B11]+[.D11])/[.$AB$16]+(SUM([.A9:.E9];[.A10:.A13];[.B13:.E13];[.E10:.E12])/[.$AB$17])" office:value-type="float" office:value="619.350954979536" calcext:value-type="float">
            <text:p>619.350954979536</text:p>
          </table:table-cell>
          <table:table-cell table:style-name="ce10" table:formula="of:=[.AA2]+(SUM([.C10:.E10])+SUM([.C12:.E12])+[.C11]+[.E11])/[.$AB$16]+(SUM([.B9:.F9];[.B10:.B13];[.C13:.F13];[.F10:.F12])/[.$AB$17])" office:value-type="float" office:value="878.379263301501" calcext:value-type="float">
            <text:p>878.379263301501</text:p>
          </table:table-cell>
          <table:table-cell table:style-name="ce10" table:formula="of:=[.AB2]+(SUM([.D10:.F10])+SUM([.D12:.F12])+[.D11]+[.F11])/[.$AB$16]+(SUM([.C9:.G9];[.C10:.C13];[.D13:.G13];[.G10:.G12])/[.$AB$17])" office:value-type="float" office:value="970.207366984993" calcext:value-type="float">
            <text:p>970.207366984993</text:p>
          </table:table-cell>
          <table:table-cell table:style-name="ce10" table:formula="of:=[.AC2]+(SUM([.E10:.G10])+SUM([.E12:.G12])+[.E11]+[.G11])/[.$AB$16]+(SUM([.D9:.H9];[.D10:.D13];[.E13:.H13];[.H10:.H12])/[.$AB$17])" office:value-type="float" office:value="968.474761255116" calcext:value-type="float">
            <text:p>968.474761255116</text:p>
          </table:table-cell>
          <table:table-cell table:style-name="ce10" table:formula="of:=[.AD2]+(SUM([.F10:.H10])+SUM([.F12:.H12])+[.F11]+[.H11])/[.$AB$16]+(SUM([.E9:.I9];[.E10:.E13];[.F13:.I13];[.I10:.I12])/[.$AB$17])" office:value-type="float" office:value="875.56480218281" calcext:value-type="float">
            <text:p>875.56480218281</text:p>
          </table:table-cell>
          <table:table-cell table:style-name="ce10" table:formula="of:=[.AE2]+(SUM([.G10:.I10])+SUM([.G12:.I12])+[.G11]+[.I11])/[.$AB$16]+(SUM([.F9:.J9];[.F10:.F13];[.G13:.J13];[.J10:.J12])/[.$AB$17])" office:value-type="float" office:value="857.675648021828" calcext:value-type="float">
            <text:p>857.675648021828</text:p>
          </table:table-cell>
          <table:table-cell table:style-name="ce10" table:formula="of:=[.AF2]+(SUM([.H10:.J10])+SUM([.H12:.J12])+[.H11]+[.J11])/[.$AB$16]+(SUM([.G9:.K9];[.G10:.G13];[.H13:.K13];[.K10:.K12])/[.$AB$17])" office:value-type="float" office:value="857.718963165075" calcext:value-type="float">
            <text:p>857.718963165075</text:p>
          </table:table-cell>
          <table:table-cell table:style-name="ce10" table:formula="of:=[.AG2]+(SUM([.I10:.K10])+SUM([.I12:.K12])+[.I11]+[.K11])/[.$AB$16]+(SUM([.H9:.L9];[.H10:.H13];[.I13:.L13];[.L10:.L12])/[.$AB$17])" office:value-type="float" office:value="916.539904502046" calcext:value-type="float">
            <text:p>916.539904502046</text:p>
          </table:table-cell>
          <table:table-cell table:style-name="ce10" table:formula="of:=[.AH2]+(SUM([.J10:.L10])+SUM([.J12:.L12])+[.J11]+[.L11])/[.$AB$16]+(SUM([.I9:.M9];[.I10:.I13];[.J13:.M13];[.M10:.M12])/[.$AB$17])" office:value-type="float" office:value="842.644270122783" calcext:value-type="float">
            <text:p>842.644270122783</text:p>
          </table:table-cell>
          <table:table-cell table:style-name="ce10" table:formula="of:=[.AI2]+(SUM([.K10:.M10])+SUM([.K12:.M12])+[.K11]+[.M11])/[.$AB$16]+(SUM([.J9:.N9];[.J10:.J13];[.K13:.N13];[.N10:.N12])/[.$AB$17])" office:value-type="float" office:value="604.537175989086" calcext:value-type="float">
            <text:p>604.53717598908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-64" calcext:value-type="float">
            <text:p>-64</text:p>
          </table:table-cell>
          <table:table-cell office:value-type="float" office:value="16" calcext:value-type="float">
            <text:p>16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3]-MIN([.$Z$2:.$AI$8]))/(MAX([.$Z$2:.$AI$8])-MIN([.$Z$2:.$AI$8]))*127" office:value-type="float" office:value="93.7339699863574" calcext:value-type="float">
            <text:p>93.7339699863574</text:p>
          </table:table-cell>
          <table:table-cell table:style-name="ce5" table:formula="of:=([.AA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3]-MIN([.$Z$2:.$AI$8]))/(MAX([.$Z$2:.$AI$8])-MIN([.$Z$2:.$AI$8]))*127" office:value-type="float" office:value="115.045020463847" calcext:value-type="float">
            <text:p>115.045020463847</text:p>
          </table:table-cell>
          <table:table-cell table:style-name="ce5" table:formula="of:=([.AE3]-MIN([.$Z$2:.$AI$8]))/(MAX([.$Z$2:.$AI$8])-MIN([.$Z$2:.$AI$8]))*127" office:value-type="float" office:value="91.1350613915416" calcext:value-type="float">
            <text:p>91.1350613915416</text:p>
          </table:table-cell>
          <table:table-cell table:style-name="ce5" table:formula="of:=([.AF3]-MIN([.$Z$2:.$AI$8]))/(MAX([.$Z$2:.$AI$8])-MIN([.$Z$2:.$AI$8]))*127" office:value-type="float" office:value="103.090040927694" calcext:value-type="float">
            <text:p>103.090040927694</text:p>
          </table:table-cell>
          <table:table-cell table:style-name="ce5" table:formula="of:=([.AG3]-MIN([.$Z$2:.$AI$8]))/(MAX([.$Z$2:.$AI$8])-MIN([.$Z$2:.$AI$8]))*127" office:value-type="float" office:value="115.045020463847" calcext:value-type="float">
            <text:p>115.045020463847</text:p>
          </table:table-cell>
          <table:table-cell table:style-name="ce5" table:formula="of:=([.AH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I3]-MIN([.$Z$2:.$AI$8]))/(MAX([.$Z$2:.$AI$8])-MIN([.$Z$2:.$AI$8]))*127" office:value-type="float" office:value="93.7339699863574" calcext:value-type="float">
            <text:p>93.7339699863574</text:p>
          </table:table-cell>
          <table:table-cell table:number-columns-repeated="2"/>
          <table:table-cell table:style-name="ce10" table:formula="of:=[.Z3]+(SUM([.B11:.D11])+SUM([.B13:.D13])+[.B12]+[.D12])/[.$AB$16]+(SUM([.A10:.E10];[.A11:.A14];[.B14:.E14];[.E11:.E13])/[.$AB$17])" office:value-type="float" office:value="878.379263301501" calcext:value-type="float">
            <text:p>878.379263301501</text:p>
          </table:table-cell>
          <table:table-cell table:style-name="ce10" table:formula="of:=[.AA3]+(SUM([.C11:.E11])+SUM([.C13:.E13])+[.C12]+[.E12])/[.$AB$16]+(SUM([.B10:.F10];[.B11:.B14];[.C14:.F14];[.F11:.F13])/[.$AB$17])" office:value-type="float" office:value="1259.36323328786" calcext:value-type="float">
            <text:p>1259.36323328786</text:p>
          </table:table-cell>
          <table:table-cell table:style-name="ce10" table:formula="of:=[.AB3]+(SUM([.D11:.F11])+SUM([.D13:.F13])+[.D12]+[.F12])/[.$AB$16]+(SUM([.C10:.G10];[.C11:.C14];[.D14:.G14];[.G11:.G13])/[.$AB$17])" office:value-type="float" office:value="1391.25784447476" calcext:value-type="float">
            <text:p>1391.25784447476</text:p>
          </table:table-cell>
          <table:table-cell table:style-name="ce10" table:formula="of:=[.AC3]+(SUM([.E11:.G11])+SUM([.E13:.G13])+[.E12]+[.G12])/[.$AB$16]+(SUM([.D10:.H10];[.D11:.D14];[.E14:.H14];[.H11:.H13])/[.$AB$17])" office:value-type="float" office:value="1391.86425648022" calcext:value-type="float">
            <text:p>1391.86425648022</text:p>
          </table:table-cell>
          <table:table-cell table:style-name="ce10" table:formula="of:=[.AD3]+(SUM([.F11:.H11])+SUM([.F13:.H13])+[.F12]+[.H12])/[.$AB$16]+(SUM([.E10:.I10];[.E11:.E14];[.F14:.I14];[.I11:.I13])/[.$AB$17])" office:value-type="float" office:value="1286.99931787176" calcext:value-type="float">
            <text:p>1286.99931787176</text:p>
          </table:table-cell>
          <table:table-cell table:style-name="ce10" table:formula="of:=[.AE3]+(SUM([.G11:.I11])+SUM([.G13:.I13])+[.G12]+[.I12])/[.$AB$16]+(SUM([.F10:.J10];[.F11:.F14];[.G14:.J14];[.J11:.J13])/[.$AB$17])" office:value-type="float" office:value="1122.23055934516" calcext:value-type="float">
            <text:p>1122.23055934516</text:p>
          </table:table-cell>
          <table:table-cell table:style-name="ce10" table:formula="of:=[.AF3]+(SUM([.H11:.J11])+SUM([.H13:.J13])+[.H12]+[.J12])/[.$AB$16]+(SUM([.G10:.K10];[.G11:.G14];[.H14:.K14];[.K11:.K13])/[.$AB$17])" office:value-type="float" office:value="1165.1548431105" calcext:value-type="float">
            <text:p>1165.1548431105</text:p>
          </table:table-cell>
          <table:table-cell table:style-name="ce10" table:formula="of:=[.AG3]+(SUM([.I11:.K11])+SUM([.I13:.K13])+[.I12]+[.K12])/[.$AB$16]+(SUM([.H10:.L10];[.H11:.H14];[.I14:.L14];[.L11:.L13])/[.$AB$17])" office:value-type="float" office:value="1209.85504774898" calcext:value-type="float">
            <text:p>1209.85504774898</text:p>
          </table:table-cell>
          <table:table-cell table:style-name="ce10" table:formula="of:=[.AH3]+(SUM([.J11:.L11])+SUM([.J13:.L13])+[.J12]+[.L12])/[.$AB$16]+(SUM([.I10:.M10];[.I11:.I14];[.J14:.M14];[.M11:.M13])/[.$AB$17])" office:value-type="float" office:value="1167.92496589359" calcext:value-type="float">
            <text:p>1167.92496589359</text:p>
          </table:table-cell>
          <table:table-cell table:style-name="ce10" table:formula="of:=[.AI3]+(SUM([.K11:.M11])+SUM([.K13:.M13])+[.K12]+[.M12])/[.$AB$16]+(SUM([.J10:.N10];[.J11:.J14];[.K14:.N14];[.N11:.N13])/[.$AB$17])" office:value-type="float" office:value="819.773874488404" calcext:value-type="float">
            <text:p>819.773874488404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4]-MIN([.$Z$2:.$AI$8]))/(MAX([.$Z$2:.$AI$8])-MIN([.$Z$2:.$AI$8]))*127" office:value-type="float" office:value="93.7339699863574" calcext:value-type="float">
            <text:p>93.7339699863574</text:p>
          </table:table-cell>
          <table:table-cell table:style-name="ce5" table:formula="of:=([.AA4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4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4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4]-MIN([.$Z$2:.$AI$8]))/(MAX([.$Z$2:.$AI$8])-MIN([.$Z$2:.$AI$8]))*127" office:value-type="float" office:value="115.045020463847" calcext:value-type="float">
            <text:p>115.045020463847</text:p>
          </table:table-cell>
          <table:table-cell table:style-name="ce5" table:formula="of:=([.AE4]-MIN([.$Z$2:.$AI$8]))/(MAX([.$Z$2:.$AI$8])-MIN([.$Z$2:.$AI$8]))*127" office:value-type="float" office:value="103.090040927694" calcext:value-type="float">
            <text:p>103.090040927694</text:p>
          </table:table-cell>
          <table:table-cell table:style-name="ce5" table:formula="of:=([.AF4]-MIN([.$Z$2:.$AI$8]))/(MAX([.$Z$2:.$AI$8])-MIN([.$Z$2:.$AI$8]))*127" office:value-type="float" office:value="91.1350613915416" calcext:value-type="float">
            <text:p>91.1350613915416</text:p>
          </table:table-cell>
          <table:table-cell table:style-name="ce5" table:formula="of:=([.AG4]-MIN([.$Z$2:.$AI$8]))/(MAX([.$Z$2:.$AI$8])-MIN([.$Z$2:.$AI$8]))*127" office:value-type="float" office:value="103.263301500682" calcext:value-type="float">
            <text:p>103.263301500682</text:p>
          </table:table-cell>
          <table:table-cell table:style-name="ce5" table:formula="of:=([.AH4]-MIN([.$Z$2:.$AI$8]))/(MAX([.$Z$2:.$AI$8])-MIN([.$Z$2:.$AI$8]))*127" office:value-type="float" office:value="115.218281036835" calcext:value-type="float">
            <text:p>115.218281036835</text:p>
          </table:table-cell>
          <table:table-cell table:style-name="ce5" table:formula="of:=([.AI4]-MIN([.$Z$2:.$AI$8]))/(MAX([.$Z$2:.$AI$8])-MIN([.$Z$2:.$AI$8]))*127" office:value-type="float" office:value="81.9522510231924" calcext:value-type="float">
            <text:p>81.9522510231924</text:p>
          </table:table-cell>
          <table:table-cell table:number-columns-repeated="2"/>
          <table:table-cell table:style-name="ce10" table:formula="of:=[.Z4]+(SUM([.B12:.D12])+SUM([.B14:.D14])+[.B13]+[.D13])/[.$AB$16]+(SUM([.A11:.E11];[.A12:.A15];[.B15:.E15];[.E12:.E14])/[.$AB$17])" office:value-type="float" office:value="979.173601637108" calcext:value-type="float">
            <text:p>979.173601637108</text:p>
          </table:table-cell>
          <table:table-cell table:style-name="ce10" table:formula="of:=[.AA4]+(SUM([.C12:.E12])+SUM([.C14:.E14])+[.C13]+[.E13])/[.$AB$16]+(SUM([.B11:.F11];[.B12:.B15];[.C15:.F15];[.F12:.F14])/[.$AB$17])" office:value-type="float" office:value="1400.22407912688" calcext:value-type="float">
            <text:p>1400.22407912688</text:p>
          </table:table-cell>
          <table:table-cell table:style-name="ce10" table:formula="of:=[.AB4]+(SUM([.D12:.F12])+SUM([.D14:.F14])+[.D13]+[.F13])/[.$AB$16]+(SUM([.C11:.G11];[.C12:.C15];[.D15:.G15];[.G12:.G14])/[.$AB$17])" office:value-type="float" office:value="1566.64085948158" calcext:value-type="float">
            <text:p>1566.64085948158</text:p>
          </table:table-cell>
          <table:table-cell table:style-name="ce10" table:formula="of:=[.AC4]+(SUM([.E12:.G12])+SUM([.E14:.G14])+[.E13]+[.G13])/[.$AB$16]+(SUM([.D11:.H11];[.D12:.D15];[.E15:.H15];[.H12:.H14])/[.$AB$17])" office:value-type="float" office:value="1575.56377899045" calcext:value-type="float">
            <text:p>1575.56377899045</text:p>
          </table:table-cell>
          <table:table-cell table:style-name="ce10" table:formula="of:=[.AD4]+(SUM([.F12:.H12])+SUM([.F14:.H14])+[.F13]+[.H13])/[.$AB$16]+(SUM([.E11:.I11];[.E12:.E15];[.F15:.I15];[.I12:.I14])/[.$AB$17])" office:value-type="float" office:value="1461.77592087312" calcext:value-type="float">
            <text:p>1461.77592087312</text:p>
          </table:table-cell>
          <table:table-cell table:style-name="ce10" table:formula="of:=[.AE4]+(SUM([.G12:.I12])+SUM([.G14:.I14])+[.G13]+[.I13])/[.$AB$16]+(SUM([.F11:.J11];[.F12:.F15];[.G15:.J15];[.J12:.J14])/[.$AB$17])" office:value-type="float" office:value="1336.29297407913" calcext:value-type="float">
            <text:p>1336.29297407913</text:p>
          </table:table-cell>
          <table:table-cell table:style-name="ce10" table:formula="of:=[.AF4]+(SUM([.H12:.J12])+SUM([.H14:.J14])+[.H13]+[.J13])/[.$AB$16]+(SUM([.G11:.K11];[.G12:.G15];[.H15:.K15];[.K12:.K14])/[.$AB$17])" office:value-type="float" office:value="1212.45600272851" calcext:value-type="float">
            <text:p>1212.45600272851</text:p>
          </table:table-cell>
          <table:table-cell table:style-name="ce10" table:formula="of:=[.AG4]+(SUM([.I12:.K12])+SUM([.I14:.K14])+[.I13]+[.K13])/[.$AB$16]+(SUM([.H11:.L11];[.H12:.H15];[.I15:.L15];[.L12:.L14])/[.$AB$17])" office:value-type="float" office:value="1209.51330150068" calcext:value-type="float">
            <text:p>1209.51330150068</text:p>
          </table:table-cell>
          <table:table-cell table:style-name="ce10" table:formula="of:=[.AH4]+(SUM([.J12:.L12])+SUM([.J14:.L14])+[.J13]+[.L13])/[.$AB$16]+(SUM([.I11:.M11];[.I12:.I15];[.J15:.M15];[.M12:.M14])/[.$AB$17])" office:value-type="float" office:value="1130.20225102319" calcext:value-type="float">
            <text:p>1130.20225102319</text:p>
          </table:table-cell>
          <table:table-cell table:style-name="ce10" table:formula="of:=[.AI4]+(SUM([.K12:.M12])+SUM([.K14:.M14])+[.K13]+[.M13])/[.$AB$16]+(SUM([.J11:.N11];[.J12:.J15];[.K15:.N15];[.N12:.N14])/[.$AB$17])" office:value-type="float" office:value="762.775920873124" calcext:value-type="float">
            <text:p>762.77592087312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5]-MIN([.$Z$2:.$AI$8]))/(MAX([.$Z$2:.$AI$8])-MIN([.$Z$2:.$AI$8]))*127" office:value-type="float" office:value="93.7339699863574" calcext:value-type="float">
            <text:p>93.7339699863574</text:p>
          </table:table-cell>
          <table:table-cell table:style-name="ce5" table:formula="of:=([.AA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E5]-MIN([.$Z$2:.$AI$8]))/(MAX([.$Z$2:.$AI$8])-MIN([.$Z$2:.$AI$8]))*127" office:value-type="float" office:value="115.045020463847" calcext:value-type="float">
            <text:p>115.045020463847</text:p>
          </table:table-cell>
          <table:table-cell table:style-name="ce5" table:formula="of:=([.AF5]-MIN([.$Z$2:.$AI$8]))/(MAX([.$Z$2:.$AI$8])-MIN([.$Z$2:.$AI$8]))*127" office:value-type="float" office:value="103.090040927694" calcext:value-type="float">
            <text:p>103.090040927694</text:p>
          </table:table-cell>
          <table:table-cell table:style-name="ce5" table:formula="of:=([.AG5]-MIN([.$Z$2:.$AI$8]))/(MAX([.$Z$2:.$AI$8])-MIN([.$Z$2:.$AI$8]))*127" office:value-type="float" office:value="79.5266030013643" calcext:value-type="float">
            <text:p>79.5266030013643</text:p>
          </table:table-cell>
          <table:table-cell table:style-name="ce5" table:formula="of:=([.AH5]-MIN([.$Z$2:.$AI$8]))/(MAX([.$Z$2:.$AI$8])-MIN([.$Z$2:.$AI$8]))*127" office:value-type="float" office:value="58.2155525238745" calcext:value-type="float">
            <text:p>58.2155525238745</text:p>
          </table:table-cell>
          <table:table-cell table:style-name="ce5" table:formula="of:=([.AI5]-MIN([.$Z$2:.$AI$8]))/(MAX([.$Z$2:.$AI$8])-MIN([.$Z$2:.$AI$8]))*127" office:value-type="float" office:value="58.3888130968622" calcext:value-type="float">
            <text:p>58.3888130968622</text:p>
          </table:table-cell>
          <table:table-cell table:number-columns-repeated="2"/>
          <table:table-cell table:style-name="ce10" table:formula="of:=[.Z5]+(SUM([.B13:.D13])+SUM([.B15:.D15])+[.B14]+[.D14])/[.$AB$16]+(SUM([.A12:.E12];[.A13:.A16];[.B16:.E16];[.E13:.E15])/[.$AB$17])" office:value-type="float" office:value="1001.35095497954" calcext:value-type="float">
            <text:p>1001.35095497954</text:p>
          </table:table-cell>
          <table:table-cell table:style-name="ce10" table:formula="of:=[.AA5]+(SUM([.C13:.E13])+SUM([.C15:.E15])+[.C14]+[.E14])/[.$AB$16]+(SUM([.B12:.F12];[.B13:.B16];[.C16:.F16];[.F13:.F15])/[.$AB$17])" office:value-type="float" office:value="1430.71793997272" calcext:value-type="float">
            <text:p>1430.71793997272</text:p>
          </table:table-cell>
          <table:table-cell table:style-name="ce10" table:formula="of:=[.AB5]+(SUM([.D13:.F13])+SUM([.D15:.F15])+[.D14]+[.F14])/[.$AB$16]+(SUM([.C12:.G12];[.C13:.C16];[.D16:.G16];[.G13:.G15])/[.$AB$17])" office:value-type="float" office:value="1605.45122783083" calcext:value-type="float">
            <text:p>1605.45122783083</text:p>
          </table:table-cell>
          <table:table-cell table:style-name="ce10" table:formula="of:=[.AC5]+(SUM([.E13:.G13])+SUM([.E15:.G15])+[.E14]+[.G14])/[.$AB$16]+(SUM([.D12:.H12];[.D13:.D16];[.E16:.H16];[.H13:.H15])/[.$AB$17])" office:value-type="float" office:value="1614.20088676671" calcext:value-type="float">
            <text:p>1614.20088676671</text:p>
          </table:table-cell>
          <table:table-cell table:style-name="ce10" table:formula="of:=[.AD5]+(SUM([.F13:.H13])+SUM([.F15:.H15])+[.F14]+[.H14])/[.$AB$16]+(SUM([.E12:.I12];[.E13:.E16];[.F16:.I16];[.I13:.I15])/[.$AB$17])" office:value-type="float" office:value="1551.6105047749" calcext:value-type="float">
            <text:p>1551.6105047749</text:p>
          </table:table-cell>
          <table:table-cell table:style-name="ce10" table:formula="of:=[.AE5]+(SUM([.G13:.I13])+SUM([.G15:.I15])+[.G14]+[.I14])/[.$AB$16]+(SUM([.F12:.J12];[.F13:.F16];[.G16:.J16];[.J13:.J15])/[.$AB$17])" office:value-type="float" office:value="1394.16098226467" calcext:value-type="float">
            <text:p>1394.16098226467</text:p>
          </table:table-cell>
          <table:table-cell table:style-name="ce10" table:formula="of:=[.AF5]+(SUM([.H13:.J13])+SUM([.H15:.J15])+[.H14]+[.J14])/[.$AB$16]+(SUM([.G12:.K12];[.G13:.G16];[.H16:.K16];[.K13:.K15])/[.$AB$17])" office:value-type="float" office:value="1217.82605729877" calcext:value-type="float">
            <text:p>1217.82605729877</text:p>
          </table:table-cell>
          <table:table-cell table:style-name="ce10" table:formula="of:=[.AG5]+(SUM([.I13:.K13])+SUM([.I15:.K15])+[.I14]+[.K14])/[.$AB$16]+(SUM([.H12:.L12];[.H13:.H16];[.I16:.L16];[.L13:.L15])/[.$AB$17])" office:value-type="float" office:value="969.076739427012" calcext:value-type="float">
            <text:p>969.076739427012</text:p>
          </table:table-cell>
          <table:table-cell table:style-name="ce10" table:formula="of:=[.AH5]+(SUM([.J13:.L13])+SUM([.J15:.L15])+[.J14]+[.L14])/[.$AB$16]+(SUM([.I12:.M12];[.I13:.I16];[.J16:.M16];[.M13:.M15])/[.$AB$17])" office:value-type="float" office:value="691.918144611187" calcext:value-type="float">
            <text:p>691.918144611187</text:p>
          </table:table-cell>
          <table:table-cell table:style-name="ce10" table:formula="of:=[.AI5]+(SUM([.K13:.M13])+SUM([.K15:.M15])+[.K14]+[.M14])/[.$AB$16]+(SUM([.J12:.N12];[.J13:.J16];[.K16:.N16];[.N13:.N15])/[.$AB$17])" office:value-type="float" office:value="528.017394270123" calcext:value-type="float">
            <text:p>528.01739427012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6]-MIN([.$Z$2:.$AI$8]))/(MAX([.$Z$2:.$AI$8])-MIN([.$Z$2:.$AI$8]))*127" office:value-type="float" office:value="93.7339699863574" calcext:value-type="float">
            <text:p>93.7339699863574</text:p>
          </table:table-cell>
          <table:table-cell table:style-name="ce5" table:formula="of:=([.AA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E6]-MIN([.$Z$2:.$AI$8]))/(MAX([.$Z$2:.$AI$8])-MIN([.$Z$2:.$AI$8]))*127" office:value-type="float" office:value="115.045020463847" calcext:value-type="float">
            <text:p>115.045020463847</text:p>
          </table:table-cell>
          <table:table-cell table:style-name="ce5" table:formula="of:=([.AF6]-MIN([.$Z$2:.$AI$8]))/(MAX([.$Z$2:.$AI$8])-MIN([.$Z$2:.$AI$8]))*127" office:value-type="float" office:value="91.3083219645293" calcext:value-type="float">
            <text:p>91.3083219645293</text:p>
          </table:table-cell>
          <table:table-cell table:style-name="ce5" table:formula="of:=([.AG6]-MIN([.$Z$2:.$AI$8]))/(MAX([.$Z$2:.$AI$8])-MIN([.$Z$2:.$AI$8]))*127" office:value-type="float" office:value="44.0081855388813" calcext:value-type="float">
            <text:p>44.0081855388813</text:p>
          </table:table-cell>
          <table:table-cell table:style-name="ce5" table:formula="of:=([.AH6]-MIN([.$Z$2:.$AI$8]))/(MAX([.$Z$2:.$AI$8])-MIN([.$Z$2:.$AI$8]))*127" office:value-type="float" office:value="23.5634379263301" calcext:value-type="float">
            <text:p>23.5634379263301</text:p>
          </table:table-cell>
          <table:table-cell table:style-name="ce5" table:formula="of:=([.AI6]-MIN([.$Z$2:.$AI$8]))/(MAX([.$Z$2:.$AI$8])-MIN([.$Z$2:.$AI$8]))*127" office:value-type="float" office:value="1.5593451568895" calcext:value-type="float">
            <text:p>1.5593451568895</text:p>
          </table:table-cell>
          <table:table-cell table:number-columns-repeated="2"/>
          <table:table-cell table:style-name="ce10" table:formula="of:=[.Z6]+(SUM([.B14:.D14])+SUM([.B16:.D16])+[.B15]+[.D15])/[.$AB$16]+(SUM([.A13:.E13];[.A14:.A17];[.B17:.E17];[.E14:.E16])/[.$AB$17])" office:value-type="float" office:value="979.173601637108" calcext:value-type="float">
            <text:p>979.173601637108</text:p>
          </table:table-cell>
          <table:table-cell table:style-name="ce10" table:formula="of:=[.AA6]+(SUM([.C14:.E14])+SUM([.C16:.E16])+[.C15]+[.E15])/[.$AB$16]+(SUM([.B13:.F13];[.B14:.B17];[.C17:.F17];[.F14:.F16])/[.$AB$17])" office:value-type="float" office:value="1400.22407912688" calcext:value-type="float">
            <text:p>1400.22407912688</text:p>
          </table:table-cell>
          <table:table-cell table:style-name="ce10" table:formula="of:=[.AB6]+(SUM([.D14:.F14])+SUM([.D16:.F16])+[.D15]+[.F15])/[.$AB$16]+(SUM([.C13:.G13];[.C14:.C17];[.D17:.G17];[.G14:.G16])/[.$AB$17])" office:value-type="float" office:value="1566.64085948158" calcext:value-type="float">
            <text:p>1566.64085948158</text:p>
          </table:table-cell>
          <table:table-cell table:style-name="ce10" table:formula="of:=[.AC6]+(SUM([.E14:.G14])+SUM([.E16:.G16])+[.E15]+[.G15])/[.$AB$16]+(SUM([.D13:.H13];[.D14:.D17];[.E17:.H17];[.H14:.H16])/[.$AB$17])" office:value-type="float" office:value="1569.67291950887" calcext:value-type="float">
            <text:p>1569.67291950887</text:p>
          </table:table-cell>
          <table:table-cell table:style-name="ce10" table:formula="of:=[.AD6]+(SUM([.F14:.H14])+SUM([.F16:.H16])+[.F15]+[.H15])/[.$AB$16]+(SUM([.E13:.I13];[.E14:.E17];[.F17:.I17];[.I14:.I16])/[.$AB$17])" office:value-type="float" office:value="1489.92974079127" calcext:value-type="float">
            <text:p>1489.92974079127</text:p>
          </table:table-cell>
          <table:table-cell table:style-name="ce10" table:formula="of:=[.AE6]+(SUM([.G14:.I14])+SUM([.G16:.I16])+[.G15]+[.I15])/[.$AB$16]+(SUM([.F13:.J13];[.F14:.F17];[.G17:.J17];[.J14:.J16])/[.$AB$17])" office:value-type="float" office:value="1300.73021828104" calcext:value-type="float">
            <text:p>1300.73021828104</text:p>
          </table:table-cell>
          <table:table-cell table:style-name="ce10" table:formula="of:=[.AF6]+(SUM([.H14:.J14])+SUM([.H16:.J16])+[.H15]+[.J15])/[.$AB$16]+(SUM([.G13:.K13];[.G14:.G17];[.H17:.K17];[.K14:.K16])/[.$AB$17])" office:value-type="float" office:value="1016.15552523875" calcext:value-type="float">
            <text:p>1016.15552523875</text:p>
          </table:table-cell>
          <table:table-cell table:style-name="ce10" table:formula="of:=[.AG6]+(SUM([.I14:.K14])+SUM([.I16:.K16])+[.I15]+[.K15])/[.$AB$16]+(SUM([.H13:.L13];[.H14:.H17];[.I17:.L17];[.L14:.L16])/[.$AB$17])" office:value-type="float" office:value="602.034788540246" calcext:value-type="float">
            <text:p>602.034788540246</text:p>
          </table:table-cell>
          <table:table-cell table:style-name="ce10" table:formula="of:=[.AH6]+(SUM([.J14:.L14])+SUM([.J16:.L16])+[.J15]+[.L15])/[.$AB$16]+(SUM([.I13:.M13];[.I14:.I17];[.J17:.M17];[.M14:.M16])/[.$AB$17])" office:value-type="float" office:value="332.431787175989" calcext:value-type="float">
            <text:p>332.431787175989</text:p>
          </table:table-cell>
          <table:table-cell table:style-name="ce10" table:formula="of:=[.AI6]+(SUM([.K14:.M14])+SUM([.K16:.M16])+[.K15]+[.M15])/[.$AB$16]+(SUM([.J13:.N13];[.J14:.J17];[.K17:.N17];[.N14:.N16])/[.$AB$17])" office:value-type="float" office:value="97.2305593451569" calcext:value-type="float">
            <text:p>97.2305593451569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7]-MIN([.$Z$2:.$AI$8]))/(MAX([.$Z$2:.$AI$8])-MIN([.$Z$2:.$AI$8]))*127" office:value-type="float" office:value="93.7339699863574" calcext:value-type="float">
            <text:p>93.7339699863574</text:p>
          </table:table-cell>
          <table:table-cell table:style-name="ce5" table:formula="of:=([.AA7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7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7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7]-MIN([.$Z$2:.$AI$8]))/(MAX([.$Z$2:.$AI$8])-MIN([.$Z$2:.$AI$8]))*127" office:value-type="float" office:value="115.045020463847" calcext:value-type="float">
            <text:p>115.045020463847</text:p>
          </table:table-cell>
          <table:table-cell table:style-name="ce5" table:formula="of:=([.AE7]-MIN([.$Z$2:.$AI$8]))/(MAX([.$Z$2:.$AI$8])-MIN([.$Z$2:.$AI$8]))*127" office:value-type="float" office:value="91.3083219645293" calcext:value-type="float">
            <text:p>91.3083219645293</text:p>
          </table:table-cell>
          <table:table-cell table:style-name="ce5" table:formula="of:=([.AF7]-MIN([.$Z$2:.$AI$8]))/(MAX([.$Z$2:.$AI$8])-MIN([.$Z$2:.$AI$8]))*127" office:value-type="float" office:value="43.8349249658936" calcext:value-type="float">
            <text:p>43.8349249658936</text:p>
          </table:table-cell>
          <table:table-cell table:style-name="ce5" table:formula="of:=([.AG7]-MIN([.$Z$2:.$AI$8]))/(MAX([.$Z$2:.$AI$8])-MIN([.$Z$2:.$AI$8]))*127" office:value-type="float" office:value="10.9154160982265" calcext:value-type="float">
            <text:p>10.9154160982265</text:p>
          </table:table-cell>
          <table:table-cell table:style-name="ce5" table:formula="of:=([.AH7]-MIN([.$Z$2:.$AI$8]))/(MAX([.$Z$2:.$AI$8])-MIN([.$Z$2:.$AI$8]))*127" office:value-type="float" office:value="0" calcext:value-type="float">
            <text:p>0</text:p>
          </table:table-cell>
          <table:table-cell table:style-name="ce5" table:formula="of:=([.AI7]-MIN([.$Z$2:.$AI$8]))/(MAX([.$Z$2:.$AI$8])-MIN([.$Z$2:.$AI$8]))*127" office:value-type="float" office:value="1.5593451568895" calcext:value-type="float">
            <text:p>1.5593451568895</text:p>
          </table:table-cell>
          <table:table-cell table:number-columns-repeated="2"/>
          <table:table-cell table:style-name="ce10" table:formula="of:=[.Z7]+(SUM([.B15:.D15])+SUM([.B17:.D17])+[.B16]+[.D16])/[.$AB$16]+(SUM([.A14:.E14];[.A15:.A18];[.B18:.E18];[.E15:.E17])/[.$AB$17])" office:value-type="float" office:value="878.379263301501" calcext:value-type="float">
            <text:p>878.379263301501</text:p>
          </table:table-cell>
          <table:table-cell table:style-name="ce10" table:formula="of:=[.AA7]+(SUM([.C15:.E15])+SUM([.C17:.E17])+[.C16]+[.E16])/[.$AB$16]+(SUM([.B14:.F14];[.B15:.B18];[.C18:.F18];[.F15:.F17])/[.$AB$17])" office:value-type="float" office:value="1259.36323328786" calcext:value-type="float">
            <text:p>1259.36323328786</text:p>
          </table:table-cell>
          <table:table-cell table:style-name="ce10" table:formula="of:=[.AB7]+(SUM([.D15:.F15])+SUM([.D17:.F17])+[.D16]+[.F16])/[.$AB$16]+(SUM([.C14:.G14];[.C15:.C18];[.D18:.G18];[.G15:.G17])/[.$AB$17])" office:value-type="float" office:value="1394.2465893588" calcext:value-type="float">
            <text:p>1394.2465893588</text:p>
          </table:table-cell>
          <table:table-cell table:style-name="ce10" table:formula="of:=[.AC7]+(SUM([.E15:.G15])+SUM([.E17:.G17])+[.E16]+[.G16])/[.$AB$16]+(SUM([.D14:.H14];[.D15:.D18];[.E18:.H18];[.H15:.H17])/[.$AB$17])" office:value-type="float" office:value="1391.95088676671" calcext:value-type="float">
            <text:p>1391.95088676671</text:p>
          </table:table-cell>
          <table:table-cell table:style-name="ce10" table:formula="of:=[.AD7]+(SUM([.F15:.H15])+SUM([.F17:.H17])+[.F16]+[.H16])/[.$AB$16]+(SUM([.E14:.I14];[.E15:.E18];[.F18:.I18];[.I15:.I17])/[.$AB$17])" office:value-type="float" office:value="1249.22851296044" calcext:value-type="float">
            <text:p>1249.22851296044</text:p>
          </table:table-cell>
          <table:table-cell table:style-name="ce10" table:formula="of:=[.AE7]+(SUM([.G15:.I15])+SUM([.G17:.I17])+[.G16]+[.I16])/[.$AB$16]+(SUM([.F14:.J14];[.F15:.F18];[.G18:.J18];[.J15:.J17])/[.$AB$17])" office:value-type="float" office:value="989.646657571623" calcext:value-type="float">
            <text:p>989.646657571623</text:p>
          </table:table-cell>
          <table:table-cell table:style-name="ce10" table:formula="of:=[.AF7]+(SUM([.H15:.J15])+SUM([.H17:.J17])+[.H16]+[.J16])/[.$AB$16]+(SUM([.G14:.K14];[.G15:.G18];[.H18:.K18];[.K15:.K17])/[.$AB$17])" office:value-type="float" office:value="574.829126875853" calcext:value-type="float">
            <text:p>574.829126875853</text:p>
          </table:table-cell>
          <table:table-cell table:style-name="ce10" table:formula="of:=[.AG7]+(SUM([.I15:.K15])+SUM([.I17:.K17])+[.I16]+[.K16])/[.$AB$16]+(SUM([.H14:.L14];[.H15:.H18];[.I18:.L18];[.L15:.L17])/[.$AB$17])" office:value-type="float" office:value="247.866643929059" calcext:value-type="float">
            <text:p>247.866643929059</text:p>
          </table:table-cell>
          <table:table-cell table:style-name="ce10" table:formula="of:=[.AH7]+(SUM([.J15:.L15])+SUM([.J17:.L17])+[.J16]+[.L16])/[.$AB$16]+(SUM([.I14:.M14];[.I15:.I18];[.J18:.M18];[.M15:.M17])/[.$AB$17])" office:value-type="float" office:value="62.9345156889495" calcext:value-type="float">
            <text:p>62.9345156889495</text:p>
          </table:table-cell>
          <table:table-cell table:style-name="ce10" table:formula="of:=[.AI7]+(SUM([.K15:.M15])+SUM([.K17:.M17])+[.K16]+[.M16])/[.$AB$16]+(SUM([.J14:.N14];[.J15:.J18];[.K18:.N18];[.N15:.N17])/[.$AB$17])" office:value-type="float" office:value="-5.90279672578446" calcext:value-type="float">
            <text:p>-5.9027967257844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8]-MIN([.$Z$2:.$AI$8]))/(MAX([.$Z$2:.$AI$8])-MIN([.$Z$2:.$AI$8]))*127" office:value-type="float" office:value="71.5566166439291" calcext:value-type="float">
            <text:p>71.5566166439291</text:p>
          </table:table-cell>
          <table:table-cell table:style-name="ce5" table:formula="of:=([.AA8]-MIN([.$Z$2:.$AI$8]))/(MAX([.$Z$2:.$AI$8])-MIN([.$Z$2:.$AI$8]))*127" office:value-type="float" office:value="93.7339699863574" calcext:value-type="float">
            <text:p>93.7339699863574</text:p>
          </table:table-cell>
          <table:table-cell table:style-name="ce5" table:formula="of:=([.AB8]-MIN([.$Z$2:.$AI$8]))/(MAX([.$Z$2:.$AI$8])-MIN([.$Z$2:.$AI$8]))*127" office:value-type="float" office:value="93.7339699863574" calcext:value-type="float">
            <text:p>93.7339699863574</text:p>
          </table:table-cell>
          <table:table-cell table:style-name="ce5" table:formula="of:=([.AC8]-MIN([.$Z$2:.$AI$8]))/(MAX([.$Z$2:.$AI$8])-MIN([.$Z$2:.$AI$8]))*127" office:value-type="float" office:value="93.7339699863574" calcext:value-type="float">
            <text:p>93.7339699863574</text:p>
          </table:table-cell>
          <table:table-cell table:style-name="ce5" table:formula="of:=([.AD8]-MIN([.$Z$2:.$AI$8]))/(MAX([.$Z$2:.$AI$8])-MIN([.$Z$2:.$AI$8]))*127" office:value-type="float" office:value="81.7789904502046" calcext:value-type="float">
            <text:p>81.7789904502046</text:p>
          </table:table-cell>
          <table:table-cell table:style-name="ce5" table:formula="of:=([.AE8]-MIN([.$Z$2:.$AI$8]))/(MAX([.$Z$2:.$AI$8])-MIN([.$Z$2:.$AI$8]))*127" office:value-type="float" office:value="46.087312414734" calcext:value-type="float">
            <text:p>46.087312414734</text:p>
          </table:table-cell>
          <table:table-cell table:style-name="ce5" table:formula="of:=([.AF8]-MIN([.$Z$2:.$AI$8]))/(MAX([.$Z$2:.$AI$8])-MIN([.$Z$2:.$AI$8]))*127" office:value-type="float" office:value="12.9945429740791" calcext:value-type="float">
            <text:p>12.9945429740791</text:p>
          </table:table-cell>
          <table:table-cell table:style-name="ce5" table:formula="of:=([.AG8]-MIN([.$Z$2:.$AI$8]))/(MAX([.$Z$2:.$AI$8])-MIN([.$Z$2:.$AI$8]))*127" office:value-type="float" office:value="2.07912687585266" calcext:value-type="float">
            <text:p>2.07912687585266</text:p>
          </table:table-cell>
          <table:table-cell table:style-name="ce5" table:formula="of:=([.AH8]-MIN([.$Z$2:.$AI$8]))/(MAX([.$Z$2:.$AI$8])-MIN([.$Z$2:.$AI$8]))*127" office:value-type="float" office:value="1.5593451568895" calcext:value-type="float">
            <text:p>1.5593451568895</text:p>
          </table:table-cell>
          <table:table-cell table:style-name="ce5" table:formula="of:=([.AI8]-MIN([.$Z$2:.$AI$8]))/(MAX([.$Z$2:.$AI$8])-MIN([.$Z$2:.$AI$8]))*127" office:value-type="float" office:value="2.94542974079127" calcext:value-type="float">
            <text:p>2.94542974079127</text:p>
          </table:table-cell>
          <table:table-cell table:number-columns-repeated="2"/>
          <table:table-cell table:style-name="ce10" table:formula="of:=[.Z8]+(SUM([.B16:.D16])+SUM([.B18:.D18])+[.B17]+[.D17])/[.$AB$16]+(SUM([.A15:.E15];[.A16:.A19];[.B19:.E19];[.E16:.E18])/[.$AB$17])" office:value-type="float" office:value="619.350954979536" calcext:value-type="float">
            <text:p>619.350954979536</text:p>
          </table:table-cell>
          <table:table-cell table:style-name="ce10" table:formula="of:=[.AA8]+(SUM([.C16:.E16])+SUM([.C18:.E18])+[.C17]+[.E17])/[.$AB$16]+(SUM([.B15:.F15];[.B16:.B19];[.C19:.F19];[.F16:.F18])/[.$AB$17])" office:value-type="float" office:value="878.379263301501" calcext:value-type="float">
            <text:p>878.379263301501</text:p>
          </table:table-cell>
          <table:table-cell table:style-name="ce10" table:formula="of:=[.AB8]+(SUM([.D16:.F16])+SUM([.D18:.F18])+[.D17]+[.F17])/[.$AB$16]+(SUM([.C15:.G15];[.C16:.C19];[.D19:.G19];[.G16:.G18])/[.$AB$17])" office:value-type="float" office:value="973.196111869031" calcext:value-type="float">
            <text:p>973.196111869031</text:p>
          </table:table-cell>
          <table:table-cell table:style-name="ce10" table:formula="of:=[.AC8]+(SUM([.E16:.G16])+SUM([.E18:.G18])+[.E17]+[.G17])/[.$AB$16]+(SUM([.D15:.H15];[.D16:.D19];[.E19:.H19];[.H16:.H18])/[.$AB$17])" office:value-type="float" office:value="965.572646657572" calcext:value-type="float">
            <text:p>965.572646657572</text:p>
          </table:table-cell>
          <table:table-cell table:style-name="ce10" table:formula="of:=[.AD8]+(SUM([.F16:.H16])+SUM([.F18:.H18])+[.F17]+[.H17])/[.$AB$16]+(SUM([.E15:.I15];[.E16:.E19];[.F19:.I19];[.I16:.I18])/[.$AB$17])" office:value-type="float" office:value="831.816507503411" calcext:value-type="float">
            <text:p>831.816507503411</text:p>
          </table:table-cell>
          <table:table-cell table:style-name="ce10" table:formula="of:=[.AE8]+(SUM([.G16:.I16])+SUM([.G18:.I18])+[.G17]+[.I17])/[.$AB$16]+(SUM([.F15:.J15];[.F16:.F19];[.G19:.J19];[.J16:.J18])/[.$AB$17])" office:value-type="float" office:value="530.003410641201" calcext:value-type="float">
            <text:p>530.003410641201</text:p>
          </table:table-cell>
          <table:table-cell table:style-name="ce10" table:formula="of:=[.AF8]+(SUM([.H16:.J16])+SUM([.H18:.J18])+[.H17]+[.J17])/[.$AB$16]+(SUM([.G15:.K15];[.G16:.G19];[.H19:.K19];[.K16:.K18])/[.$AB$17])" office:value-type="float" office:value="228.93963165075" calcext:value-type="float">
            <text:p>228.93963165075</text:p>
          </table:table-cell>
          <table:table-cell table:style-name="ce10" table:formula="of:=[.AG8]+(SUM([.I16:.K16])+SUM([.I18:.K18])+[.I17]+[.K17])/[.$AB$16]+(SUM([.H15:.L15];[.H16:.H19];[.I19:.L19];[.L16:.L18])/[.$AB$17])" office:value-type="float" office:value="57.9982946793997" calcext:value-type="float">
            <text:p>57.9982946793997</text:p>
          </table:table-cell>
          <table:table-cell table:style-name="ce10" table:formula="of:=[.AH8]+(SUM([.J16:.L16])+SUM([.J18:.L18])+[.J17]+[.L17])/[.$AB$16]+(SUM([.I15:.M15];[.I16:.I19];[.J19:.M19];[.M16:.M18])/[.$AB$17])" office:value-type="float" office:value="-20.9331514324693" calcext:value-type="float">
            <text:p>-20.9331514324693</text:p>
          </table:table-cell>
          <table:table-cell table:style-name="ce10" table:formula="of:=[.AI8]+(SUM([.K16:.M16])+SUM([.K18:.M18])+[.K17]+[.M17])/[.$AB$16]+(SUM([.J15:.N15];[.J16:.J19];[.K19:.N19];[.N16:.N18])/[.$AB$17])" office:value-type="float" office:value="-53.9092769440655" calcext:value-type="float">
            <text:p>-53.909276944065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ce7" table:formula="of:=([.O11]-MIN([.$O$11:.$X$17]))/(MAX([.$O$11:.$X$17])-MIN([.$O$11:.$X$17]))*127" office:value-type="float" office:value="51.2580351792176" calcext:value-type="float">
            <text:p>51.2580351792176</text:p>
          </table:table-cell>
          <table:table-cell table:style-name="ce7" table:formula="of:=([.P11]-MIN([.$O$11:.$X$17]))/(MAX([.$O$11:.$X$17])-MIN([.$O$11:.$X$17]))*127" office:value-type="float" office:value="70.9789120568632" calcext:value-type="float">
            <text:p>70.9789120568632</text:p>
          </table:table-cell>
          <table:table-cell table:style-name="ce7" table:formula="of:=([.Q11]-MIN([.$O$11:.$X$17]))/(MAX([.$O$11:.$X$17])-MIN([.$O$11:.$X$17]))*127" office:value-type="float" office:value="77.9701584514422" calcext:value-type="float">
            <text:p>77.9701584514422</text:p>
          </table:table-cell>
          <table:table-cell table:style-name="ce7" table:formula="of:=([.R11]-MIN([.$O$11:.$X$17]))/(MAX([.$O$11:.$X$17])-MIN([.$O$11:.$X$17]))*127" office:value-type="float" office:value="77.8382481421105" calcext:value-type="float">
            <text:p>77.8382481421105</text:p>
          </table:table-cell>
          <table:table-cell table:style-name="ce7" table:formula="of:=([.S11]-MIN([.$O$11:.$X$17]))/(MAX([.$O$11:.$X$17])-MIN([.$O$11:.$X$17]))*127" office:value-type="float" office:value="70.7646357039882" calcext:value-type="float">
            <text:p>70.7646357039882</text:p>
          </table:table-cell>
          <table:table-cell table:style-name="ce7" table:formula="of:=([.T11]-MIN([.$O$11:.$X$17]))/(MAX([.$O$11:.$X$17])-MIN([.$O$11:.$X$17]))*127" office:value-type="float" office:value="69.4026617601386" calcext:value-type="float">
            <text:p>69.4026617601386</text:p>
          </table:table-cell>
          <table:table-cell table:style-name="ce7" table:formula="of:=([.U11]-MIN([.$O$11:.$X$17]))/(MAX([.$O$11:.$X$17])-MIN([.$O$11:.$X$17]))*127" office:value-type="float" office:value="69.4059595178719" calcext:value-type="float">
            <text:p>69.4059595178719</text:p>
          </table:table-cell>
          <table:table-cell table:style-name="ce7" table:formula="of:=([.V11]-MIN([.$O$11:.$X$17]))/(MAX([.$O$11:.$X$17])-MIN([.$O$11:.$X$17]))*127" office:value-type="float" office:value="73.8842366198934" calcext:value-type="float">
            <text:p>73.8842366198934</text:p>
          </table:table-cell>
          <table:table-cell table:style-name="ce7" table:formula="of:=([.W11]-MIN([.$O$11:.$X$17]))/(MAX([.$O$11:.$X$17])-MIN([.$O$11:.$X$17]))*127" office:value-type="float" office:value="68.2582619268973" calcext:value-type="float">
            <text:p>68.2582619268973</text:p>
          </table:table-cell>
          <table:table-cell table:style-name="ce7" table:formula="of:=([.X11]-MIN([.$O$11:.$X$17]))/(MAX([.$O$11:.$X$17])-MIN([.$O$11:.$X$17]))*127" office:value-type="float" office:value="50.1302020344317" calcext:value-type="float">
            <text:p>50.1302020344317</text:p>
          </table:table-cell>
          <table:table-cell table:number-columns-repeated="2"/>
          <table:table-cell table:style-name="ce11" table:formula="of:=([.N2]+[.N3]+[.O3]+[.P3]+[.P2]+[.P1]+[.O1]+[.N1])/2 + [.O2]" office:value-type="float" office:value="320" calcext:value-type="float">
            <text:p>320</text:p>
          </table:table-cell>
          <table:table-cell table:style-name="ce11" table:formula="of:=([.O2]+[.O3]+[.P3]+[.Q3]+[.Q2]+[.Q1]+[.P1]+[.O1])/2 + [.P2]" office:value-type="float" office:value="448" calcext:value-type="float">
            <text:p>448</text:p>
          </table:table-cell>
          <table:table-cell table:style-name="ce11" table:formula="of:=([.P2]+[.P3]+[.Q3]+[.R3]+[.R2]+[.R1]+[.Q1]+[.P1])/2 + [.Q2]" office:value-type="float" office:value="448" calcext:value-type="float">
            <text:p>448</text:p>
          </table:table-cell>
          <table:table-cell table:style-name="ce11" table:formula="of:=([.Q2]+[.Q3]+[.R3]+[.S3]+[.S2]+[.S1]+[.R1]+[.Q1])/2 + [.R2]" office:value-type="float" office:value="448" calcext:value-type="float">
            <text:p>448</text:p>
          </table:table-cell>
          <table:table-cell table:style-name="ce11" table:formula="of:=([.R2]+[.R3]+[.S3]+[.T3]+[.T2]+[.T1]+[.S1]+[.R1])/2 + [.S2]" office:value-type="float" office:value="379" calcext:value-type="float">
            <text:p>379</text:p>
          </table:table-cell>
          <table:table-cell table:style-name="ce11" table:formula="of:=([.S2]+[.S3]+[.T3]+[.U3]+[.U2]+[.U1]+[.T1]+[.S1])/2 + [.T2]" office:value-type="float" office:value="379" calcext:value-type="float">
            <text:p>379</text:p>
          </table:table-cell>
          <table:table-cell table:style-name="ce11" table:formula="of:=([.T2]+[.T3]+[.U3]+[.V3]+[.V2]+[.V1]+[.U1]+[.T1])/2 + [.U2]" office:value-type="float" office:value="379" calcext:value-type="float">
            <text:p>379</text:p>
          </table:table-cell>
          <table:table-cell table:style-name="ce11" table:formula="of:=([.U2]+[.U3]+[.V3]+[.W3]+[.W2]+[.W1]+[.V1]+[.U1])/2 + [.V2]" office:value-type="float" office:value="448" calcext:value-type="float">
            <text:p>448</text:p>
          </table:table-cell>
          <table:table-cell table:style-name="ce11" table:formula="of:=([.V2]+[.V3]+[.W3]+[.X3]+[.X2]+[.X1]+[.W1]+[.V1])/2 + [.W2]" office:value-type="float" office:value="448" calcext:value-type="float">
            <text:p>448</text:p>
          </table:table-cell>
          <table:table-cell table:style-name="ce11" table:formula="of:=([.W2]+[.W3]+[.X3]+[.Y3]+[.Y2]+[.Y1]+[.X1]+[.W1])/2 + [.X2]" office:value-type="float" office:value="320" calcext:value-type="float">
            <text:p>320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320" calcext:value-type="float">
            <text:p>320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448" calcext:value-type="float">
            <text:p>448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448" calcext:value-type="float">
            <text:p>448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448" calcext:value-type="float">
            <text:p>448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379" calcext:value-type="float">
            <text:p>379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379" calcext:value-type="float">
            <text:p>379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379" calcext:value-type="float">
            <text:p>379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448" calcext:value-type="float">
            <text:p>448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448" calcext:value-type="float">
            <text:p>448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320" calcext:value-type="float">
            <text:p>32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2]-MIN([.$O$11:.$X$17]))/(MAX([.$O$11:.$X$17])-MIN([.$O$11:.$X$17]))*127" office:value-type="float" office:value="70.9789120568632" calcext:value-type="float">
            <text:p>70.9789120568632</text:p>
          </table:table-cell>
          <table:table-cell table:style-name="ce7" table:formula="of:=([.P12]-MIN([.$O$11:.$X$17]))/(MAX([.$O$11:.$X$17])-MIN([.$O$11:.$X$17]))*127" office:value-type="float" office:value="99.9847686488721" calcext:value-type="float">
            <text:p>99.9847686488721</text:p>
          </table:table-cell>
          <table:table-cell table:style-name="ce7" table:formula="of:=([.Q12]-MIN([.$O$11:.$X$17]))/(MAX([.$O$11:.$X$17])-MIN([.$O$11:.$X$17]))*127" office:value-type="float" office:value="110.026440946746" calcext:value-type="float">
            <text:p>110.026440946746</text:p>
          </table:table-cell>
          <table:table-cell table:style-name="ce7" table:formula="of:=([.R12]-MIN([.$O$11:.$X$17]))/(MAX([.$O$11:.$X$17])-MIN([.$O$11:.$X$17]))*127" office:value-type="float" office:value="110.072609555012" calcext:value-type="float">
            <text:p>110.072609555012</text:p>
          </table:table-cell>
          <table:table-cell table:style-name="ce7" table:formula="of:=([.S12]-MIN([.$O$11:.$X$17]))/(MAX([.$O$11:.$X$17])-MIN([.$O$11:.$X$17]))*127" office:value-type="float" office:value="102.088815982501" calcext:value-type="float">
            <text:p>102.088815982501</text:p>
          </table:table-cell>
          <table:table-cell table:style-name="ce7" table:formula="of:=([.T12]-MIN([.$O$11:.$X$17]))/(MAX([.$O$11:.$X$17])-MIN([.$O$11:.$X$17]))*127" office:value-type="float" office:value="89.5443013646366" calcext:value-type="float">
            <text:p>89.5443013646366</text:p>
          </table:table-cell>
          <table:table-cell table:style-name="ce7" table:formula="of:=([.U12]-MIN([.$O$11:.$X$17]))/(MAX([.$O$11:.$X$17])-MIN([.$O$11:.$X$17]))*127" office:value-type="float" office:value="92.81230137854" calcext:value-type="float">
            <text:p>92.81230137854</text:p>
          </table:table-cell>
          <table:table-cell table:style-name="ce7" table:formula="of:=([.V12]-MIN([.$O$11:.$X$17]))/(MAX([.$O$11:.$X$17])-MIN([.$O$11:.$X$17]))*127" office:value-type="float" office:value="96.2155094595084" calcext:value-type="float">
            <text:p>96.2155094595084</text:p>
          </table:table-cell>
          <table:table-cell table:style-name="ce7" table:formula="of:=([.W12]-MIN([.$O$11:.$X$17]))/(MAX([.$O$11:.$X$17])-MIN([.$O$11:.$X$17]))*127" office:value-type="float" office:value="93.0232020738928" calcext:value-type="float">
            <text:p>93.0232020738928</text:p>
          </table:table-cell>
          <table:table-cell table:style-name="ce7" table:formula="of:=([.X12]-MIN([.$O$11:.$X$17]))/(MAX([.$O$11:.$X$17])-MIN([.$O$11:.$X$17]))*127" office:value-type="float" office:value="66.5170458437191" calcext:value-type="float">
            <text:p>66.5170458437191</text:p>
          </table:table-cell>
          <table:table-cell table:number-columns-repeated="2"/>
          <table:table-cell table:style-name="ce11" table:formula="of:=([.N3]+[.N4]+[.O4]+[.P4]+[.P3]+[.P2]+[.O2]+[.N2])/2 + [.O3]" office:value-type="float" office:value="448" calcext:value-type="float">
            <text:p>448</text:p>
          </table:table-cell>
          <table:table-cell table:style-name="ce11" table:formula="of:=([.O3]+[.O4]+[.P4]+[.Q4]+[.Q3]+[.Q2]+[.P2]+[.O2])/2 + [.P3]" office:value-type="float" office:value="640" calcext:value-type="float">
            <text:p>640</text:p>
          </table:table-cell>
          <table:table-cell table:style-name="ce11" table:formula="of:=([.P3]+[.P4]+[.Q4]+[.R4]+[.R3]+[.R2]+[.Q2]+[.P2])/2 + [.Q3]" office:value-type="float" office:value="640" calcext:value-type="float">
            <text:p>640</text:p>
          </table:table-cell>
          <table:table-cell table:style-name="ce11" table:formula="of:=([.Q3]+[.Q4]+[.R4]+[.S4]+[.S3]+[.S2]+[.R2]+[.Q2])/2 + [.R3]" office:value-type="float" office:value="640" calcext:value-type="float">
            <text:p>640</text:p>
          </table:table-cell>
          <table:table-cell table:style-name="ce11" table:formula="of:=([.R3]+[.R4]+[.S4]+[.T4]+[.T3]+[.T2]+[.S2]+[.R2])/2 + [.S3]" office:value-type="float" office:value="571" calcext:value-type="float">
            <text:p>571</text:p>
          </table:table-cell>
          <table:table-cell table:style-name="ce11" table:formula="of:=([.S3]+[.S4]+[.T4]+[.U4]+[.U3]+[.U2]+[.T2]+[.S2])/2 + [.T3]" office:value-type="float" office:value="433" calcext:value-type="float">
            <text:p>433</text:p>
          </table:table-cell>
          <table:table-cell table:style-name="ce11" table:formula="of:=([.T3]+[.T4]+[.U4]+[.V4]+[.V3]+[.V2]+[.U2]+[.T2])/2 + [.U3]" office:value-type="float" office:value="502" calcext:value-type="float">
            <text:p>502</text:p>
          </table:table-cell>
          <table:table-cell table:style-name="ce11" table:formula="of:=([.U3]+[.U4]+[.V4]+[.W4]+[.W3]+[.W2]+[.V2]+[.U2])/2 + [.V3]" office:value-type="float" office:value="571" calcext:value-type="float">
            <text:p>571</text:p>
          </table:table-cell>
          <table:table-cell table:style-name="ce11" table:formula="of:=([.V3]+[.V4]+[.W4]+[.X4]+[.X3]+[.X2]+[.W2]+[.V2])/2 + [.W3]" office:value-type="float" office:value="640" calcext:value-type="float">
            <text:p>640</text:p>
          </table:table-cell>
          <table:table-cell table:style-name="ce11" table:formula="of:=([.W3]+[.W4]+[.X4]+[.Y4]+[.Y3]+[.Y2]+[.X2]+[.W2])/2 + [.X3]" office:value-type="float" office:value="448" calcext:value-type="float">
            <text:p>448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448" calcext:value-type="float">
            <text:p>448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640" calcext:value-type="float">
            <text:p>640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640" calcext:value-type="float">
            <text:p>640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640" calcext:value-type="float">
            <text:p>640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571" calcext:value-type="float">
            <text:p>571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433" calcext:value-type="float">
            <text:p>433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502" calcext:value-type="float">
            <text:p>502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571" calcext:value-type="float">
            <text:p>571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640" calcext:value-type="float">
            <text:p>640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448" calcext:value-type="float">
            <text:p>448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3]-MIN([.$O$11:.$X$17]))/(MAX([.$O$11:.$X$17])-MIN([.$O$11:.$X$17]))*127" office:value-type="float" office:value="78.6527943022336" calcext:value-type="float">
            <text:p>78.6527943022336</text:p>
          </table:table-cell>
          <table:table-cell table:style-name="ce7" table:formula="of:=([.P13]-MIN([.$O$11:.$X$17]))/(MAX([.$O$11:.$X$17])-MIN([.$O$11:.$X$17]))*127" office:value-type="float" office:value="110.709076797538" calcext:value-type="float">
            <text:p>110.709076797538</text:p>
          </table:table-cell>
          <table:table-cell table:style-name="ce7" table:formula="of:=([.Q13]-MIN([.$O$11:.$X$17]))/(MAX([.$O$11:.$X$17])-MIN([.$O$11:.$X$17]))*127" office:value-type="float" office:value="123.379062008845" calcext:value-type="float">
            <text:p>123.379062008845</text:p>
          </table:table-cell>
          <table:table-cell table:style-name="ce7" table:formula="of:=([.R13]-MIN([.$O$11:.$X$17]))/(MAX([.$O$11:.$X$17])-MIN([.$O$11:.$X$17]))*127" office:value-type="float" office:value="124.058400101904" calcext:value-type="float">
            <text:p>124.058400101904</text:p>
          </table:table-cell>
          <table:table-cell table:style-name="ce7" table:formula="of:=([.S13]-MIN([.$O$11:.$X$17]))/(MAX([.$O$11:.$X$17])-MIN([.$O$11:.$X$17]))*127" office:value-type="float" office:value="115.395268436335" calcext:value-type="float">
            <text:p>115.395268436335</text:p>
          </table:table-cell>
          <table:table-cell table:style-name="ce7" table:formula="of:=([.T13]-MIN([.$O$11:.$X$17]))/(MAX([.$O$11:.$X$17])-MIN([.$O$11:.$X$17]))*127" office:value-type="float" office:value="105.841742182777" calcext:value-type="float">
            <text:p>105.841742182777</text:p>
          </table:table-cell>
          <table:table-cell table:style-name="ce7" table:formula="of:=([.U13]-MIN([.$O$11:.$X$17]))/(MAX([.$O$11:.$X$17])-MIN([.$O$11:.$X$17]))*127" office:value-type="float" office:value="96.4135307230838" calcext:value-type="float">
            <text:p>96.4135307230838</text:p>
          </table:table-cell>
          <table:table-cell table:style-name="ce7" table:formula="of:=([.V13]-MIN([.$O$11:.$X$17]))/(MAX([.$O$11:.$X$17])-MIN([.$O$11:.$X$17]))*127" office:value-type="float" office:value="96.1894909299906" calcext:value-type="float">
            <text:p>96.1894909299906</text:p>
          </table:table-cell>
          <table:table-cell table:style-name="ce7" table:formula="of:=([.W13]-MIN([.$O$11:.$X$17]))/(MAX([.$O$11:.$X$17])-MIN([.$O$11:.$X$17]))*127" office:value-type="float" office:value="90.151218620544" calcext:value-type="float">
            <text:p>90.151218620544</text:p>
          </table:table-cell>
          <table:table-cell table:style-name="ce7" table:formula="of:=([.X13]-MIN([.$O$11:.$X$17]))/(MAX([.$O$11:.$X$17])-MIN([.$O$11:.$X$17]))*127" office:value-type="float" office:value="62.1775601990554" calcext:value-type="float">
            <text:p>62.1775601990554</text:p>
          </table:table-cell>
          <table:table-cell table:number-columns-repeated="2"/>
          <table:table-cell table:style-name="ce11" table:formula="of:=([.N4]+[.N5]+[.O5]+[.P5]+[.P4]+[.P3]+[.O3]+[.N3])/2 + [.O4]" office:value-type="float" office:value="448" calcext:value-type="float">
            <text:p>448</text:p>
          </table:table-cell>
          <table:table-cell table:style-name="ce11" table:formula="of:=([.O4]+[.O5]+[.P5]+[.Q5]+[.Q4]+[.Q3]+[.P3]+[.O3])/2 + [.P4]" office:value-type="float" office:value="640" calcext:value-type="float">
            <text:p>640</text:p>
          </table:table-cell>
          <table:table-cell table:style-name="ce11" table:formula="of:=([.P4]+[.P5]+[.Q5]+[.R5]+[.R4]+[.R3]+[.Q3]+[.P3])/2 + [.Q4]" office:value-type="float" office:value="640" calcext:value-type="float">
            <text:p>640</text:p>
          </table:table-cell>
          <table:table-cell table:style-name="ce11" table:formula="of:=([.Q4]+[.Q5]+[.R5]+[.S5]+[.S4]+[.S3]+[.R3]+[.Q3])/2 + [.R4]" office:value-type="float" office:value="640" calcext:value-type="float">
            <text:p>640</text:p>
          </table:table-cell>
          <table:table-cell table:style-name="ce11" table:formula="of:=([.R4]+[.R5]+[.S5]+[.T5]+[.T4]+[.T3]+[.S3]+[.R3])/2 + [.S4]" office:value-type="float" office:value="571" calcext:value-type="float">
            <text:p>571</text:p>
          </table:table-cell>
          <table:table-cell table:style-name="ce11" table:formula="of:=([.S4]+[.S5]+[.T5]+[.U5]+[.U4]+[.U3]+[.T3]+[.S3])/2 + [.T4]" office:value-type="float" office:value="502" calcext:value-type="float">
            <text:p>502</text:p>
          </table:table-cell>
          <table:table-cell table:style-name="ce11" table:formula="of:=([.T4]+[.T5]+[.U5]+[.V5]+[.V4]+[.V3]+[.U3]+[.T3])/2 + [.U4]" office:value-type="float" office:value="433" calcext:value-type="float">
            <text:p>433</text:p>
          </table:table-cell>
          <table:table-cell table:style-name="ce11" table:formula="of:=([.U4]+[.U5]+[.V5]+[.W5]+[.W4]+[.W3]+[.V3]+[.U3])/2 + [.V4]" office:value-type="float" office:value="475" calcext:value-type="float">
            <text:p>475</text:p>
          </table:table-cell>
          <table:table-cell table:style-name="ce11" table:formula="of:=([.V4]+[.V5]+[.W5]+[.X5]+[.X4]+[.X3]+[.W3]+[.V3])/2 + [.W4]" office:value-type="float" office:value="544" calcext:value-type="float">
            <text:p>544</text:p>
          </table:table-cell>
          <table:table-cell table:style-name="ce11" table:formula="of:=([.W4]+[.W5]+[.X5]+[.Y5]+[.Y4]+[.Y3]+[.X3]+[.W3])/2 + [.X4]" office:value-type="float" office:value="352" calcext:value-type="float">
            <text:p>352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448" calcext:value-type="float">
            <text:p>448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640" calcext:value-type="float">
            <text:p>640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640" calcext:value-type="float">
            <text:p>640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640" calcext:value-type="float">
            <text:p>640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571" calcext:value-type="float">
            <text:p>571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502" calcext:value-type="float">
            <text:p>502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433" calcext:value-type="float">
            <text:p>433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503" calcext:value-type="float">
            <text:p>503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572" calcext:value-type="float">
            <text:p>572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380" calcext:value-type="float">
            <text:p>38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4]-MIN([.$O$11:.$X$17]))/(MAX([.$O$11:.$X$17])-MIN([.$O$11:.$X$17]))*127" office:value-type="float" office:value="80.3412462616791" calcext:value-type="float">
            <text:p>80.3412462616791</text:p>
          </table:table-cell>
          <table:table-cell table:style-name="ce7" table:formula="of:=([.P14]-MIN([.$O$11:.$X$17]))/(MAX([.$O$11:.$X$17])-MIN([.$O$11:.$X$17]))*127" office:value-type="float" office:value="113.030698241775" calcext:value-type="float">
            <text:p>113.030698241775</text:p>
          </table:table-cell>
          <table:table-cell table:style-name="ce7" table:formula="of:=([.Q14]-MIN([.$O$11:.$X$17]))/(MAX([.$O$11:.$X$17])-MIN([.$O$11:.$X$17]))*127" office:value-type="float" office:value="126.333852937875" calcext:value-type="float">
            <text:p>126.333852937875</text:p>
          </table:table-cell>
          <table:table-cell table:style-name="ce7" table:formula="of:=([.R14]-MIN([.$O$11:.$X$17]))/(MAX([.$O$11:.$X$17])-MIN([.$O$11:.$X$17]))*127" office:value-type="float" office:value="127" calcext:value-type="float">
            <text:p>127</text:p>
          </table:table-cell>
          <table:table-cell table:style-name="ce7" table:formula="of:=([.S14]-MIN([.$O$11:.$X$17]))/(MAX([.$O$11:.$X$17])-MIN([.$O$11:.$X$17]))*127" office:value-type="float" office:value="122.234740075393" calcext:value-type="float">
            <text:p>122.234740075393</text:p>
          </table:table-cell>
          <table:table-cell table:style-name="ce7" table:formula="of:=([.T14]-MIN([.$O$11:.$X$17]))/(MAX([.$O$11:.$X$17])-MIN([.$O$11:.$X$17]))*127" office:value-type="float" office:value="110.247468614666" calcext:value-type="float">
            <text:p>110.247468614666</text:p>
          </table:table-cell>
          <table:table-cell table:style-name="ce7" table:formula="of:=([.U14]-MIN([.$O$11:.$X$17]))/(MAX([.$O$11:.$X$17])-MIN([.$O$11:.$X$17]))*127" office:value-type="float" office:value="96.8223747822231" calcext:value-type="float">
            <text:p>96.8223747822231</text:p>
          </table:table-cell>
          <table:table-cell table:style-name="ce7" table:formula="of:=([.V14]-MIN([.$O$11:.$X$17]))/(MAX([.$O$11:.$X$17])-MIN([.$O$11:.$X$17]))*127" office:value-type="float" office:value="77.8840791846243" calcext:value-type="float">
            <text:p>77.8840791846243</text:p>
          </table:table-cell>
          <table:table-cell table:style-name="ce7" table:formula="of:=([.W14]-MIN([.$O$11:.$X$17]))/(MAX([.$O$11:.$X$17])-MIN([.$O$11:.$X$17]))*127" office:value-type="float" office:value="56.7828699795273" calcext:value-type="float">
            <text:p>56.7828699795273</text:p>
          </table:table-cell>
          <table:table-cell table:style-name="ce7" table:formula="of:=([.X14]-MIN([.$O$11:.$X$17]))/(MAX([.$O$11:.$X$17])-MIN([.$O$11:.$X$17]))*127" office:value-type="float" office:value="44.30444034931" calcext:value-type="float">
            <text:p>44.30444034931</text:p>
          </table:table-cell>
          <table:table-cell table:number-columns-repeated="2"/>
          <table:table-cell table:style-name="ce11" table:formula="of:=([.N5]+[.N6]+[.O6]+[.P6]+[.P5]+[.P4]+[.O4]+[.N4])/2 + [.O5]" office:value-type="float" office:value="448" calcext:value-type="float">
            <text:p>448</text:p>
          </table:table-cell>
          <table:table-cell table:style-name="ce11" table:formula="of:=([.O5]+[.O6]+[.P6]+[.Q6]+[.Q5]+[.Q4]+[.P4]+[.O4])/2 + [.P5]" office:value-type="float" office:value="640" calcext:value-type="float">
            <text:p>640</text:p>
          </table:table-cell>
          <table:table-cell table:style-name="ce11" table:formula="of:=([.P5]+[.P6]+[.Q6]+[.R6]+[.R5]+[.R4]+[.Q4]+[.P4])/2 + [.Q5]" office:value-type="float" office:value="640" calcext:value-type="float">
            <text:p>640</text:p>
          </table:table-cell>
          <table:table-cell table:style-name="ce11" table:formula="of:=([.Q5]+[.Q6]+[.R6]+[.S6]+[.S5]+[.S4]+[.R4]+[.Q4])/2 + [.R5]" office:value-type="float" office:value="640" calcext:value-type="float">
            <text:p>640</text:p>
          </table:table-cell>
          <table:table-cell table:style-name="ce11" table:formula="of:=([.R5]+[.R6]+[.S6]+[.T6]+[.T5]+[.T4]+[.S4]+[.R4])/2 + [.S5]" office:value-type="float" office:value="640" calcext:value-type="float">
            <text:p>640</text:p>
          </table:table-cell>
          <table:table-cell table:style-name="ce11" table:formula="of:=([.S5]+[.S6]+[.T6]+[.U6]+[.U5]+[.U4]+[.T4]+[.S4])/2 + [.T5]" office:value-type="float" office:value="571" calcext:value-type="float">
            <text:p>571</text:p>
          </table:table-cell>
          <table:table-cell table:style-name="ce11" table:formula="of:=([.T5]+[.T6]+[.U6]+[.V6]+[.V5]+[.V4]+[.U4]+[.T4])/2 + [.U5]" office:value-type="float" office:value="502" calcext:value-type="float">
            <text:p>502</text:p>
          </table:table-cell>
          <table:table-cell table:style-name="ce11" table:formula="of:=([.U5]+[.U6]+[.V6]+[.W6]+[.W5]+[.W4]+[.V4]+[.U4])/2 + [.V5]" office:value-type="float" office:value="310" calcext:value-type="float">
            <text:p>310</text:p>
          </table:table-cell>
          <table:table-cell table:style-name="ce11" table:formula="of:=([.V5]+[.V6]+[.W6]+[.X6]+[.X5]+[.X4]+[.W4]+[.V4])/2 + [.W5]" office:value-type="float" office:value="187" calcext:value-type="float">
            <text:p>187</text:p>
          </table:table-cell>
          <table:table-cell table:style-name="ce11" table:formula="of:=([.W5]+[.W6]+[.X6]+[.Y6]+[.Y5]+[.Y4]+[.X4]+[.W4])/2 + [.X5]" office:value-type="float" office:value="160" calcext:value-type="float">
            <text:p>160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448" calcext:value-type="float">
            <text:p>448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640" calcext:value-type="float">
            <text:p>640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640" calcext:value-type="float">
            <text:p>640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640" calcext:value-type="float">
            <text:p>640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640" calcext:value-type="float">
            <text:p>640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571" calcext:value-type="float">
            <text:p>571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502" calcext:value-type="float">
            <text:p>502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366" calcext:value-type="float">
            <text:p>366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243" calcext:value-type="float">
            <text:p>243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244" calcext:value-type="float">
            <text:p>24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5]-MIN([.$O$11:.$X$17]))/(MAX([.$O$11:.$X$17])-MIN([.$O$11:.$X$17]))*127" office:value-type="float" office:value="78.6527943022336" calcext:value-type="float">
            <text:p>78.6527943022336</text:p>
          </table:table-cell>
          <table:table-cell table:style-name="ce7" table:formula="of:=([.P15]-MIN([.$O$11:.$X$17]))/(MAX([.$O$11:.$X$17])-MIN([.$O$11:.$X$17]))*127" office:value-type="float" office:value="110.709076797538" calcext:value-type="float">
            <text:p>110.709076797538</text:p>
          </table:table-cell>
          <table:table-cell table:style-name="ce7" table:formula="of:=([.Q15]-MIN([.$O$11:.$X$17]))/(MAX([.$O$11:.$X$17])-MIN([.$O$11:.$X$17]))*127" office:value-type="float" office:value="123.379062008845" calcext:value-type="float">
            <text:p>123.379062008845</text:p>
          </table:table-cell>
          <table:table-cell table:style-name="ce7" table:formula="of:=([.R15]-MIN([.$O$11:.$X$17]))/(MAX([.$O$11:.$X$17])-MIN([.$O$11:.$X$17]))*127" office:value-type="float" office:value="123.609905050176" calcext:value-type="float">
            <text:p>123.609905050176</text:p>
          </table:table-cell>
          <table:table-cell table:style-name="ce7" table:formula="of:=([.S15]-MIN([.$O$11:.$X$17]))/(MAX([.$O$11:.$X$17])-MIN([.$O$11:.$X$17]))*127" office:value-type="float" office:value="117.538733063185" calcext:value-type="float">
            <text:p>117.538733063185</text:p>
          </table:table-cell>
          <table:table-cell table:style-name="ce7" table:formula="of:=([.T15]-MIN([.$O$11:.$X$17]))/(MAX([.$O$11:.$X$17])-MIN([.$O$11:.$X$17]))*127" office:value-type="float" office:value="103.134205183955" calcext:value-type="float">
            <text:p>103.134205183955</text:p>
          </table:table-cell>
          <table:table-cell table:style-name="ce7" table:formula="of:=([.U15]-MIN([.$O$11:.$X$17]))/(MAX([.$O$11:.$X$17])-MIN([.$O$11:.$X$17]))*127" office:value-type="float" office:value="81.4683783083642" calcext:value-type="float">
            <text:p>81.4683783083642</text:p>
          </table:table-cell>
          <table:table-cell table:style-name="ce7" table:formula="of:=([.V15]-MIN([.$O$11:.$X$17]))/(MAX([.$O$11:.$X$17])-MIN([.$O$11:.$X$17]))*127" office:value-type="float" office:value="49.9396851171942" calcext:value-type="float">
            <text:p>49.9396851171942</text:p>
          </table:table-cell>
          <table:table-cell table:style-name="ce7" table:formula="of:=([.W15]-MIN([.$O$11:.$X$17]))/(MAX([.$O$11:.$X$17])-MIN([.$O$11:.$X$17]))*127" office:value-type="float" office:value="29.4137139204878" calcext:value-type="float">
            <text:p>29.4137139204878</text:p>
          </table:table-cell>
          <table:table-cell table:style-name="ce7" table:formula="of:=([.X15]-MIN([.$O$11:.$X$17]))/(MAX([.$O$11:.$X$17])-MIN([.$O$11:.$X$17]))*127" office:value-type="float" office:value="11.5068894287124" calcext:value-type="float">
            <text:p>11.5068894287124</text:p>
          </table:table-cell>
          <table:table-cell table:number-columns-repeated="2"/>
          <table:table-cell table:style-name="ce11" table:formula="of:=([.N6]+[.N7]+[.O7]+[.P7]+[.P6]+[.P5]+[.O5]+[.N5])/2 + [.O6]" office:value-type="float" office:value="448" calcext:value-type="float">
            <text:p>448</text:p>
          </table:table-cell>
          <table:table-cell table:style-name="ce11" table:formula="of:=([.O6]+[.O7]+[.P7]+[.Q7]+[.Q6]+[.Q5]+[.P5]+[.O5])/2 + [.P6]" office:value-type="float" office:value="640" calcext:value-type="float">
            <text:p>640</text:p>
          </table:table-cell>
          <table:table-cell table:style-name="ce11" table:formula="of:=([.P6]+[.P7]+[.Q7]+[.R7]+[.R6]+[.R5]+[.Q5]+[.P5])/2 + [.Q6]" office:value-type="float" office:value="640" calcext:value-type="float">
            <text:p>640</text:p>
          </table:table-cell>
          <table:table-cell table:style-name="ce11" table:formula="of:=([.Q6]+[.Q7]+[.R7]+[.S7]+[.S6]+[.S5]+[.R5]+[.Q5])/2 + [.R6]" office:value-type="float" office:value="640" calcext:value-type="float">
            <text:p>640</text:p>
          </table:table-cell>
          <table:table-cell table:style-name="ce11" table:formula="of:=([.R6]+[.R7]+[.S7]+[.T7]+[.T6]+[.T5]+[.S5]+[.R5])/2 + [.S6]" office:value-type="float" office:value="640" calcext:value-type="float">
            <text:p>640</text:p>
          </table:table-cell>
          <table:table-cell table:style-name="ce11" table:formula="of:=([.S6]+[.S7]+[.T7]+[.U7]+[.U6]+[.U5]+[.T5]+[.S5])/2 + [.T6]" office:value-type="float" office:value="571" calcext:value-type="float">
            <text:p>571</text:p>
          </table:table-cell>
          <table:table-cell table:style-name="ce11" table:formula="of:=([.T6]+[.T7]+[.U7]+[.V7]+[.V6]+[.V5]+[.U5]+[.T5])/2 + [.U6]" office:value-type="float" office:value="406" calcext:value-type="float">
            <text:p>406</text:p>
          </table:table-cell>
          <table:table-cell table:style-name="ce11" table:formula="of:=([.U6]+[.U7]+[.V7]+[.W7]+[.W6]+[.W5]+[.V5]+[.U5])/2 + [.V6]" office:value-type="float" office:value="49" calcext:value-type="float">
            <text:p>49</text:p>
          </table:table-cell>
          <table:table-cell table:style-name="ce11" table:formula="of:=([.V6]+[.V7]+[.W7]+[.X7]+[.X6]+[.X5]+[.W5]+[.V5])/2 + [.W6]" office:value-type="float" office:value="-101" calcext:value-type="float">
            <text:p>-101</text:p>
          </table:table-cell>
          <table:table-cell table:style-name="ce11" table:formula="of:=([.W6]+[.W7]+[.X7]+[.Y7]+[.Y6]+[.Y5]+[.X5]+[.W5])/2 + [.X6]" office:value-type="float" office:value="-128" calcext:value-type="float">
            <text:p>-128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448" calcext:value-type="float">
            <text:p>448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640" calcext:value-type="float">
            <text:p>640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640" calcext:value-type="float">
            <text:p>640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640" calcext:value-type="float">
            <text:p>640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640" calcext:value-type="float">
            <text:p>640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571" calcext:value-type="float">
            <text:p>571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434" calcext:value-type="float">
            <text:p>434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161" calcext:value-type="float">
            <text:p>161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43" calcext:value-type="float">
            <text:p>43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6]-MIN([.$O$11:.$X$17]))/(MAX([.$O$11:.$X$17])-MIN([.$O$11:.$X$17]))*127" office:value-type="float" office:value="70.9789120568632" calcext:value-type="float">
            <text:p>70.9789120568632</text:p>
          </table:table-cell>
          <table:table-cell table:style-name="ce7" table:formula="of:=([.P16]-MIN([.$O$11:.$X$17]))/(MAX([.$O$11:.$X$17])-MIN([.$O$11:.$X$17]))*127" office:value-type="float" office:value="99.9847686488721" calcext:value-type="float">
            <text:p>99.9847686488721</text:p>
          </table:table-cell>
          <table:table-cell table:style-name="ce7" table:formula="of:=([.Q16]-MIN([.$O$11:.$X$17]))/(MAX([.$O$11:.$X$17])-MIN([.$O$11:.$X$17]))*127" office:value-type="float" office:value="110.253986230343" calcext:value-type="float">
            <text:p>110.253986230343</text:p>
          </table:table-cell>
          <table:table-cell table:style-name="ce7" table:formula="of:=([.R16]-MIN([.$O$11:.$X$17]))/(MAX([.$O$11:.$X$17])-MIN([.$O$11:.$X$17]))*127" office:value-type="float" office:value="110.079205070479" calcext:value-type="float">
            <text:p>110.079205070479</text:p>
          </table:table-cell>
          <table:table-cell table:style-name="ce7" table:formula="of:=([.S16]-MIN([.$O$11:.$X$17]))/(MAX([.$O$11:.$X$17])-MIN([.$O$11:.$X$17]))*127" office:value-type="float" office:value="99.2131712390708" calcext:value-type="float">
            <text:p>99.2131712390708</text:p>
          </table:table-cell>
          <table:table-cell table:style-name="ce7" table:formula="of:=([.T16]-MIN([.$O$11:.$X$17]))/(MAX([.$O$11:.$X$17])-MIN([.$O$11:.$X$17]))*127" office:value-type="float" office:value="79.4501505755895" calcext:value-type="float">
            <text:p>79.4501505755895</text:p>
          </table:table-cell>
          <table:table-cell table:style-name="ce7" table:formula="of:=([.U16]-MIN([.$O$11:.$X$17]))/(MAX([.$O$11:.$X$17])-MIN([.$O$11:.$X$17]))*127" office:value-type="float" office:value="47.8684076281273" calcext:value-type="float">
            <text:p>47.8684076281273</text:p>
          </table:table-cell>
          <table:table-cell table:style-name="ce7" table:formula="of:=([.V16]-MIN([.$O$11:.$X$17]))/(MAX([.$O$11:.$X$17])-MIN([.$O$11:.$X$17]))*127" office:value-type="float" office:value="22.9754261946526" calcext:value-type="float">
            <text:p>22.9754261946526</text:p>
          </table:table-cell>
          <table:table-cell table:style-name="ce7" table:formula="of:=([.W16]-MIN([.$O$11:.$X$17]))/(MAX([.$O$11:.$X$17])-MIN([.$O$11:.$X$17]))*127" office:value-type="float" office:value="8.89579236864225" calcext:value-type="float">
            <text:p>8.89579236864225</text:p>
          </table:table-cell>
          <table:table-cell table:style-name="ce7" table:formula="of:=([.X16]-MIN([.$O$11:.$X$17]))/(MAX([.$O$11:.$X$17])-MIN([.$O$11:.$X$17]))*127" office:value-type="float" office:value="3.65492826574419" calcext:value-type="float">
            <text:p>3.65492826574419</text:p>
          </table:table-cell>
          <table:table-cell table:number-columns-repeated="2"/>
          <table:table-cell table:style-name="ce11" table:formula="of:=([.N7]+[.N8]+[.O8]+[.P8]+[.P7]+[.P6]+[.O6]+[.N6])/2 + [.O7]" office:value-type="float" office:value="448" calcext:value-type="float">
            <text:p>448</text:p>
          </table:table-cell>
          <table:table-cell table:style-name="ce11" table:formula="of:=([.O7]+[.O8]+[.P8]+[.Q8]+[.Q7]+[.Q6]+[.P6]+[.O6])/2 + [.P7]" office:value-type="float" office:value="640" calcext:value-type="float">
            <text:p>640</text:p>
          </table:table-cell>
          <table:table-cell table:style-name="ce11" table:formula="of:=([.P7]+[.P8]+[.Q8]+[.R8]+[.R7]+[.R6]+[.Q6]+[.P6])/2 + [.Q7]" office:value-type="float" office:value="640" calcext:value-type="float">
            <text:p>640</text:p>
          </table:table-cell>
          <table:table-cell table:style-name="ce11" table:formula="of:=([.Q7]+[.Q8]+[.R8]+[.S8]+[.S7]+[.S6]+[.R6]+[.Q6])/2 + [.R7]" office:value-type="float" office:value="640" calcext:value-type="float">
            <text:p>640</text:p>
          </table:table-cell>
          <table:table-cell table:style-name="ce11" table:formula="of:=([.R7]+[.R8]+[.S8]+[.T8]+[.T7]+[.T6]+[.S6]+[.R6])/2 + [.S7]" office:value-type="float" office:value="571" calcext:value-type="float">
            <text:p>571</text:p>
          </table:table-cell>
          <table:table-cell table:style-name="ce11" table:formula="of:=([.S7]+[.S8]+[.T8]+[.U8]+[.U7]+[.U6]+[.T6]+[.S6])/2 + [.T7]" office:value-type="float" office:value="406" calcext:value-type="float">
            <text:p>406</text:p>
          </table:table-cell>
          <table:table-cell table:style-name="ce11" table:formula="of:=([.T7]+[.T8]+[.U8]+[.V8]+[.V7]+[.V6]+[.U6]+[.T6])/2 + [.U7]" office:value-type="float" office:value="76" calcext:value-type="float">
            <text:p>76</text:p>
          </table:table-cell>
          <table:table-cell table:style-name="ce11" table:formula="of:=([.U7]+[.U8]+[.V8]+[.W8]+[.W7]+[.W6]+[.V6]+[.U6])/2 + [.V7]" office:value-type="float" office:value="-170" calcext:value-type="float">
            <text:p>-170</text:p>
          </table:table-cell>
          <table:table-cell table:style-name="ce11" table:formula="of:=([.V7]+[.V8]+[.W8]+[.X8]+[.X7]+[.X6]+[.W6]+[.V6])/2 + [.W7]" office:value-type="float" office:value="-293" calcext:value-type="float">
            <text:p>-293</text:p>
          </table:table-cell>
          <table:table-cell table:style-name="ce11" table:formula="of:=([.W7]+[.W8]+[.X8]+[.Y8]+[.Y7]+[.Y6]+[.X6]+[.W6])/2 + [.X7]" office:value-type="float" office:value="-224" calcext:value-type="float">
            <text:p>-224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448" calcext:value-type="float">
            <text:p>448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640" calcext:value-type="float">
            <text:p>640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640" calcext:value-type="float">
            <text:p>640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640" calcext:value-type="float">
            <text:p>640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571" calcext:value-type="float">
            <text:p>571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434" calcext:value-type="float">
            <text:p>434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160" calcext:value-type="float">
            <text:p>160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-30" calcext:value-type="float">
            <text:p>-30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93" calcext:value-type="float">
            <text:p>-93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7]-MIN([.$O$11:.$X$17]))/(MAX([.$O$11:.$X$17])-MIN([.$O$11:.$X$17]))*127" office:value-type="float" office:value="51.2580351792176" calcext:value-type="float">
            <text:p>51.2580351792176</text:p>
          </table:table-cell>
          <table:table-cell table:style-name="ce7" table:formula="of:=([.P17]-MIN([.$O$11:.$X$17]))/(MAX([.$O$11:.$X$17])-MIN([.$O$11:.$X$17]))*127" office:value-type="float" office:value="70.9789120568632" calcext:value-type="float">
            <text:p>70.9789120568632</text:p>
          </table:table-cell>
          <table:table-cell table:style-name="ce7" table:formula="of:=([.Q17]-MIN([.$O$11:.$X$17]))/(MAX([.$O$11:.$X$17])-MIN([.$O$11:.$X$17]))*127" office:value-type="float" office:value="78.1977037350393" calcext:value-type="float">
            <text:p>78.1977037350393</text:p>
          </table:table-cell>
          <table:table-cell table:style-name="ce7" table:formula="of:=([.R17]-MIN([.$O$11:.$X$17]))/(MAX([.$O$11:.$X$17])-MIN([.$O$11:.$X$17]))*127" office:value-type="float" office:value="77.6172983739799" calcext:value-type="float">
            <text:p>77.6172983739799</text:p>
          </table:table-cell>
          <table:table-cell table:style-name="ce7" table:formula="of:=([.S17]-MIN([.$O$11:.$X$17]))/(MAX([.$O$11:.$X$17])-MIN([.$O$11:.$X$17]))*127" office:value-type="float" office:value="67.4339003933633" calcext:value-type="float">
            <text:p>67.4339003933633</text:p>
          </table:table-cell>
          <table:table-cell table:style-name="ce7" table:formula="of:=([.T17]-MIN([.$O$11:.$X$17]))/(MAX([.$O$11:.$X$17])-MIN([.$O$11:.$X$17]))*127" office:value-type="float" office:value="44.4556438397113" calcext:value-type="float">
            <text:p>44.4556438397113</text:p>
          </table:table-cell>
          <table:table-cell table:style-name="ce7" table:formula="of:=([.U17]-MIN([.$O$11:.$X$17]))/(MAX([.$O$11:.$X$17])-MIN([.$O$11:.$X$17]))*127" office:value-type="float" office:value="21.5344358981856" calcext:value-type="float">
            <text:p>21.5344358981856</text:p>
          </table:table-cell>
          <table:table-cell table:style-name="ce7" table:formula="of:=([.V17]-MIN([.$O$11:.$X$17]))/(MAX([.$O$11:.$X$17])-MIN([.$O$11:.$X$17]))*127" office:value-type="float" office:value="8.51997782002859" calcext:value-type="float">
            <text:p>8.51997782002859</text:p>
          </table:table-cell>
          <table:table-cell table:style-name="ce7" table:formula="of:=([.W17]-MIN([.$O$11:.$X$17]))/(MAX([.$O$11:.$X$17])-MIN([.$O$11:.$X$17]))*127" office:value-type="float" office:value="2.51060633229187" calcext:value-type="float">
            <text:p>2.51060633229187</text:p>
          </table:table-cell>
          <table:table-cell table:style-name="ce7" table:formula="of:=([.X17]-MIN([.$O$11:.$X$17]))/(MAX([.$O$11:.$X$17])-MIN([.$O$11:.$X$17]))*127" office:value-type="float" office:value="0" calcext:value-type="float">
            <text:p>0</text:p>
          </table:table-cell>
          <table:table-cell table:number-columns-repeated="2"/>
          <table:table-cell table:style-name="ce11" table:formula="of:=([.N8]+[.N9]+[.O9]+[.P9]+[.P8]+[.P7]+[.O7]+[.N7])/2 + [.O8]" office:value-type="float" office:value="320" calcext:value-type="float">
            <text:p>320</text:p>
          </table:table-cell>
          <table:table-cell table:style-name="ce11" table:formula="of:=([.O8]+[.O9]+[.P9]+[.Q9]+[.Q8]+[.Q7]+[.P7]+[.O7])/2 + [.P8]" office:value-type="float" office:value="448" calcext:value-type="float">
            <text:p>448</text:p>
          </table:table-cell>
          <table:table-cell table:style-name="ce11" table:formula="of:=([.P8]+[.P9]+[.Q9]+[.R9]+[.R8]+[.R7]+[.Q7]+[.P7])/2 + [.Q8]" office:value-type="float" office:value="448" calcext:value-type="float">
            <text:p>448</text:p>
          </table:table-cell>
          <table:table-cell table:style-name="ce11" table:formula="of:=([.Q8]+[.Q9]+[.R9]+[.S9]+[.S8]+[.S7]+[.R7]+[.Q7])/2 + [.R8]" office:value-type="float" office:value="448" calcext:value-type="float">
            <text:p>448</text:p>
          </table:table-cell>
          <table:table-cell table:style-name="ce11" table:formula="of:=([.R8]+[.R9]+[.S9]+[.T9]+[.T8]+[.T7]+[.S7]+[.R7])/2 + [.S8]" office:value-type="float" office:value="379" calcext:value-type="float">
            <text:p>379</text:p>
          </table:table-cell>
          <table:table-cell table:style-name="ce11" table:formula="of:=([.S8]+[.S9]+[.T9]+[.U9]+[.U8]+[.U7]+[.T7]+[.S7])/2 + [.T8]" office:value-type="float" office:value="145" calcext:value-type="float">
            <text:p>145</text:p>
          </table:table-cell>
          <table:table-cell table:style-name="ce11" table:formula="of:=([.T8]+[.T9]+[.U9]+[.V9]+[.V8]+[.V7]+[.U7]+[.T7])/2 + [.U8]" office:value-type="float" office:value="-74" calcext:value-type="float">
            <text:p>-74</text:p>
          </table:table-cell>
          <table:table-cell table:style-name="ce11" table:formula="of:=([.U8]+[.U9]+[.V9]+[.W9]+[.W8]+[.W7]+[.V7]+[.U7])/2 + [.V8]" office:value-type="float" office:value="-197" calcext:value-type="float">
            <text:p>-197</text:p>
          </table:table-cell>
          <table:table-cell table:style-name="ce11" table:formula="of:=([.V8]+[.V9]+[.W9]+[.X9]+[.X8]+[.X7]+[.W7]+[.V7])/2 + [.W8]" office:value-type="float" office:value="-224" calcext:value-type="float">
            <text:p>-224</text:p>
          </table:table-cell>
          <table:table-cell table:style-name="ce11" table:formula="of:=([.W8]+[.W9]+[.X9]+[.Y9]+[.Y8]+[.Y7]+[.X7]+[.W7])/2 + [.X8]" office:value-type="float" office:value="-160" calcext:value-type="float">
            <text:p>-160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320" calcext:value-type="float">
            <text:p>320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448" calcext:value-type="float">
            <text:p>448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448" calcext:value-type="float">
            <text:p>44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448" calcext:value-type="float">
            <text:p>448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379" calcext:value-type="float">
            <text:p>379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173" calcext:value-type="float">
            <text:p>173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-18" calcext:value-type="float">
            <text:p>-18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81" calcext:value-type="float">
            <text:p>-81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84" calcext:value-type="float">
            <text:p>-84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a.O2:Mapa.X8">
            <calcext:color-scale>
              <calcext:color-scale-entry calcext:value="0" calcext:type="maximum" calcext:color="#aa55a1"/>
              <calcext:color-scale-entry calcext:value="50" calcext:type="percentile" calcext:color="#d4711a"/>
              <calcext:color-scale-entry calcext:value="0" calcext:type="minimum" calcext:color="#95231f"/>
            </calcext:color-scale>
            <calcext:condition calcext:apply-style-name="Bez názvu2" calcext:value="=64" calcext:base-cell-address="Mapa.O2"/>
          </calcext:conditional-format>
          <calcext:conditional-format calcext:target-range-address="Mapa.C11:Mapa.L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O11:Mapa.X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0:Mapa.L2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:Mapa.L8">
            <calcext:condition calcext:apply-style-name="unknown" calcext:value="=&quot;u&quot;" calcext:base-cell-address="Mapa.C2"/>
            <calcext:condition calcext:apply-style-name="candle" calcext:value="=&quot;c&quot;" calcext:base-cell-address="Mapa.C2"/>
            <calcext:condition calcext:apply-style-name="barrier" calcext:value="=&quot;b&quot;" calcext:base-cell-address="Mapa.C2"/>
            <calcext:condition calcext:apply-style-name="interesting" calcext:value="=&quot;I&quot;" calcext:base-cell-address="Mapa.C2"/>
            <calcext:condition calcext:apply-style-name="Bez názvu4" calcext:value="=&quot;d&quot;" calcext:base-cell-address="Mapa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názvu1" style:display-name="Bez názvu1" style:family="table-cell" style:parent-style-name="Default">
      <style:table-cell-properties fo:background-color="#454fa1"/>
    </style:style>
    <style:style style:name="Bez_20_názvu2" style:display-name="Bez názvu2" style:family="table-cell" style:parent-style-name="Default">
      <style:table-cell-properties fo:background-color="#5565af" loext:vertical-justify="auto"/>
      <style:paragraph-properties css3t:text-justify="auto"/>
      <style:text-properties fo:color="#dddddd"/>
    </style:style>
    <style:style style:name="unknown" style:family="table-cell" style:parent-style-name="Default">
      <style:table-cell-properties fo:background-color="#999999"/>
    </style:style>
    <style:style style:name="candle" style:family="table-cell" style:parent-style-name="Default">
      <style:table-cell-properties fo:background-color="#ce181e" loext:vertical-justify="auto"/>
      <style:paragraph-properties css3t:text-justify="auto"/>
    </style:style>
    <style:style style:name="Bez_20_názvu3" style:display-name="Bez názvu3" style:family="table-cell" style:parent-style-name="Default">
      <style:table-cell-properties fo:background-color="#000000"/>
    </style:style>
    <style:style style:name="barrier" style:family="table-cell" style:parent-style-name="Default">
      <style:table-cell-properties fo:background-color="#000000"/>
    </style:style>
    <style:style style:name="interesting" style:family="table-cell" style:parent-style-name="Default">
      <style:table-cell-properties fo:background-color="#fdb94d"/>
    </style:style>
    <style:style style:name="Bez_20_názvu4" style:display-name="Bez názvu4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4:57:19.96615850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4:26:36.764907314</meta:creation-date>
    <dc:date>2021-02-03T10:06:48.226941144</dc:date>
    <meta:editing-duration>P4DT12H31M18S</meta:editing-duration>
    <meta:editing-cycles>25</meta:editing-cycles>
    <meta:generator>LibreOffice/6.0.7.3$Linux_X86_64 LibreOffice_project/00m0$Build-3</meta:generator>
    <meta:document-statistic meta:table-count="3" meta:cell-count="639" meta:object-count="0"/>
  </office:meta>
</office:document-meta>
</file>